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6" draw:opacity="100%" draw:textarea-vertical-align="middle" draw:shadow="visible" draw:shadow-offset-x="0.035cm" draw:shadow-offset-y="0.035cm" draw:shadow-opacity="63%" loext:shadow-blur="0.035cm" loext:decorative="false"/>
    </style:style>
    <style:style style:name="gr2" style:family="graphic" style:parent-style-name="standard">
      <style:graphic-properties draw:fill="gradient" draw:fill-gradient-name="Gradient_20_13" draw:opacity="100%" draw:textarea-vertical-align="middle" draw:shadow="visible" draw:shadow-offset-x="0.035cm" draw:shadow-offset-y="0.035cm" draw:shadow-opacity="63%" loext:shadow-blur="0.035cm" loext:decorative="false"/>
    </style:style>
    <style:style style:name="gr3" style:family="graphic" style:parent-style-name="standard">
      <style:graphic-properties draw:fill="gradient" draw:fill-gradient-name="Gradient_20_15" draw:opacity="100%" draw:textarea-vertical-align="middle" draw:shadow="visible" draw:shadow-offset-x="0.035cm" draw:shadow-offset-y="0.035cm" draw:shadow-opacity="63%" loext:shadow-blur="0.03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5" style:family="graphic" style:parent-style-name="standard">
      <style:graphic-properties draw:fill="gradient" draw:fill-gradient-name="Gradient_20_18" draw:opacity="100%" draw:textarea-vertical-align="middle" draw:shadow="visible" draw:shadow-offset-x="0.035cm" draw:shadow-offset-y="0.035cm" draw:shadow-opacity="63%" loext:shadow-blur="0.0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4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2cm" fo:min-width="0cm" loext:decorative="false"/>
      <style:paragraph-properties style:writing-mode="lr-tb"/>
    </style:style>
    <style:style style:name="gr8" style:family="graphic" style:parent-style-name="objectwithoutfill">
      <style:graphic-properties svg:stroke-width="0.035cm" draw:marker-start="" draw:marker-start-width="0.252cm" draw:marker-end="Arrowheads_20_4" draw:marker-end-width="0.352cm" svg:stroke-opacity="60%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0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53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31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5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2.278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1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857cm" fo:min-width="0cm" loext:decorative="false"/>
      <style:paragraph-properties style:writing-mode="lr-tb"/>
    </style:style>
    <style:style style:name="gr18" style:family="graphic" style:parent-style-name="objectwithoutfill">
      <style:graphic-properties svg:stroke-width="0.035cm" draw:marker-start="" draw:marker-start-width="0.252cm" draw:marker-end="" draw:marker-end-width="0.352cm" svg:stroke-opacity="60%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6cm" fo:min-width="0cm" loext:decorative="false"/>
      <style:paragraph-properties style:writing-mode="lr-tb"/>
    </style:style>
    <style:style style:name="gr20" style:family="graphic" style:parent-style-name="objectwithoutfill">
      <style:graphic-properties svg:stroke-width="0.035cm" draw:marker-start="Arrowheads_20_4" draw:marker-start-width="0.252cm" draw:marker-end="" draw:marker-end-width="0.352cm" svg:stroke-opacity="60%" draw:fill="none" draw:textarea-vertical-align="middle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.759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1.76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6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6cm" fo:min-width="0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2.489cm" fo:min-width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1cm" fo:min-width="0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2.898cm" fo:min-width="0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1cm" fo:min-width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6cm" fo:min-width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6cm" fo:min-width="2.973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3cm" fo:min-width="1.362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14cm" fo:min-width="0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84cm" fo:min-width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1cm" fo:min-width="0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4cm" fo:min-width="0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8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.763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12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4cm" fo:min-width="0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75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68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0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11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04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86cm" fo:min-width="1.027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77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316cm" loext:decorative="false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1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602cm" fo:min-width="5.298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2.415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1.963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243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2.192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1.995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06cm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8cm" fo:min-width="5.298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6cm" fo:min-width="2.902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2.546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2.028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2.704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3.114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1.989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7cm" fo:min-width="2.541cm" loext:decorative="false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64cm" fo:min-width="0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8cm" fo:min-width="2.90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04cm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64cm" fo:min-width="0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2.278cm" loext:decorative="fals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5cm" fo:min-width="0cm" loext:decorative="false"/>
      <style:paragraph-properties style:writing-mode="lr-tb"/>
    </style:style>
    <style:style style:name="gr71" style:family="graphic" style:parent-style-name="standard">
      <style:graphic-properties draw:fill="gradient" draw:fill-gradient-name="Gradient_20_17" draw:opacity="100%" draw:textarea-vertical-align="middle" draw:shadow="visible" draw:shadow-offset-x="0.035cm" draw:shadow-offset-y="0.035cm" draw:shadow-opacity="63%" loext:shadow-blur="0.035cm" loext:decorative="fals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.88cm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6cm" fo:min-width="5.298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243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cm" fo:min-width="1.779cm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58cm" fo:min-width="5.298cm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.546cm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866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4cm" fo:min-width="0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8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2.053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895cm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126cm" fo:min-width="0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cm" fo:min-width="8.299cm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6cm" fo:min-width="5.298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64cm" fo:min-width="5.421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6cm" fo:min-width="3.173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2.866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4cm" fo:min-width="0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6cm" fo:min-width="2.5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3cm" fo:min-width="0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6cm" fo:min-width="3.009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2.866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8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2.15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3.195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3cm" fo:min-width="0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9cm" fo:min-width="2.27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546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3.436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8cm" fo:min-width="3.092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3.168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3cm" fo:min-width="0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408cm" fo:min-width="0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5cm" fo:min-width="3.2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776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3.436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5cm" fo:min-width="2.756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3.141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3cm" fo:min-width="0cm" loext:decorative="false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2cm" fo:min-width="0cm" loext:decorative="false"/>
      <style:paragraph-properties style:writing-mode="lr-tb"/>
    </style:style>
    <style:style style:name="P1" style:family="paragraph">
      <loext:graphic-properties draw:fill="gradient" draw:fill-gradient-name="Gradient_20_16" draw:opacity="100%"/>
      <style:paragraph-properties fo:text-align="center"/>
    </style:style>
    <style:style style:name="P2" style:family="paragraph">
      <loext:graphic-properties draw:fill="gradient" draw:fill-gradient-name="Gradient_20_13" draw:opacity="100%"/>
      <style:paragraph-properties fo:text-align="center"/>
    </style:style>
    <style:style style:name="P3" style:family="paragraph">
      <loext:graphic-properties draw:fill="gradient" draw:fill-gradient-name="Gradient_20_15" draw:opacity="100%"/>
      <style:paragraph-properties fo:text-align="center"/>
    </style:style>
    <style:style style:name="P4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gradient" draw:fill-gradient-name="Gradient_20_18" draw:opacity="100%"/>
      <style:paragraph-properties fo:text-align="center"/>
    </style:style>
    <style:style style:name="P6" style:family="paragraph">
      <style:paragraph-properties fo:margin-top="0.42cm" fo:margin-bottom="0.35cm" fo:text-align="start"/>
    </style:style>
    <style:style style:name="P7" style:family="paragraph">
      <loext:graphic-properties draw:fill="none" draw:fill-color="#ffffff"/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7pt" style:font-size-asian="7pt" style:font-size-complex="7pt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 draw:fill-color="#ffffff"/>
      <style:paragraph-properties fo:margin-top="0.42cm" fo:margin-bottom="0.35cm" fo:text-align="center"/>
      <style:text-properties fo:font-size="7pt" style:font-size-asian="7pt" style:font-size-complex="7pt"/>
    </style:style>
    <style:style style:name="P12" style:family="paragraph">
      <style:paragraph-properties fo:margin-left="0cm" fo:margin-right="0cm" fo:margin-top="0.12cm" fo:margin-bottom="0.05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.12cm" fo:margin-bottom="0.0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top="0.42cm" fo:margin-bottom="0.35cm" fo:text-align="center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.22cm" fo:margin-bottom="0.15cm" fo:line-height="100%" fo:text-align="center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.22cm" fo:margin-bottom="0.15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.22cm" fo:margin-bottom="0.1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.42cm" fo:margin-bottom="0.35cm" fo:line-height="100%" fo:text-align="center" fo:text-indent="0cm"/>
    </style:style>
    <style:style style:name="P20" style:family="paragraph">
      <style:paragraph-properties fo:margin-left="0cm" fo:margin-right="0cm" fo:margin-top="0.12cm" fo:margin-bottom="0.05cm" fo:line-height="100%" fo:text-align="start" fo:text-indent="0cm"/>
    </style:style>
    <style:style style:name="P21" style:family="paragraph">
      <loext:graphic-properties draw:fill="none" draw:fill-color="#ffffff"/>
      <style:paragraph-properties fo:margin-top="0.42cm" fo:margin-bottom="0.35cm" fo:text-align="start"/>
      <style:text-properties fo:font-size="7pt" style:font-size-asian="7pt" style:font-size-complex="7pt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margin-top="0cm" fo:margin-bottom="0.1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0pt" fo:font-style="normal" fo:text-shadow="none" style:text-underline-style="none" style:letter-kerning="true" style:font-size-asian="10pt" style:font-style-asian="normal" style:font-size-complex="10pt" style:font-style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2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.2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42cm" fo:margin-bottom="0.35cm" fo:line-height="100%" fo:text-align="end" fo:text-indent="0cm"/>
    </style:style>
    <style:style style:name="P28" style:family="paragraph">
      <style:paragraph-properties fo:margin-left="0cm" fo:margin-right="0cm" fo:margin-top="0.02cm" fo:margin-bottom="0cm" fo:line-height="100%" fo:text-align="center" fo:text-indent="0cm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margin-top="0.32cm" fo:margin-bottom="0.2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.32cm" fo:margin-bottom="0.25cm" fo:line-height="100%" fo:text-align="center" fo:text-indent="0cm"/>
    </style:style>
    <style:style style:name="P32" style:family="paragraph">
      <style:paragraph-properties fo:margin-left="0cm" fo:margin-right="0cm" fo:margin-top="0.42cm" fo:margin-bottom="0.35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.02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</style:style>
    <style:style style:name="P36" style:family="paragraph">
      <style:paragraph-properties fo:text-align="center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9" style:family="paragraph">
      <loext:graphic-properties draw:fill="none" draw:fill-color="#ffffff"/>
      <style:paragraph-properties fo:margin-left="0cm" fo:margin-right="0cm" fo:margin-top="0.02cm" fo:margin-bottom="0cm" fo:line-height="100%" fo:text-align="center" fo:text-indent="0cm"/>
      <style:text-properties fo:font-size="7pt" style:font-size-asian="7pt" style:font-size-complex="7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.3cm" fo:margin-bottom="0.3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.3cm" fo:margin-bottom="0.3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cm" fo:margin-right="0cm" fo:margin-top="0.2cm" fo:margin-bottom="0.2cm" fo:line-height="100%" fo:text-align="center" fo:text-indent="0cm"/>
    </style:style>
    <style:style style:name="P44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45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gradient" draw:fill-gradient-name="Gradient_20_17" draw:opacity="100%"/>
      <style:paragraph-properties fo:text-align="center"/>
    </style:style>
    <style:style style:name="P47" style:family="paragraph">
      <style:paragraph-properties fo:margin-left="0cm" fo:margin-right="0cm" fo:margin-top="0.1cm" fo:margin-bottom="0.1cm" fo:line-height="100%" fo:text-align="center" fo:text-indent="0cm"/>
    </style:style>
    <style:style style:name="P48" style:family="paragraph">
      <loext:graphic-properties draw:fill="none" draw:fill-color="#ffffff"/>
      <style:paragraph-properties fo:margin-left="0cm" fo:margin-right="0cm" fo:margin-top="0.22cm" fo:margin-bottom="0.1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size="7pt" style:font-size-asian="7pt" style:font-size-complex="7pt"/>
    </style:style>
    <style:style style:name="P50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5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bold" style:letter-kerning="true" style:font-name-asian="Microsoft YaHei" style:font-size-asian="7pt" style:font-style-asian="normal" style:font-weight-asian="bold" style:font-name-complex="Arial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7pt" fo:font-weight="bold" style:font-size-asian="7pt" style:font-weight-asian="bold" style:font-size-complex="7pt" style:font-weight-complex="bold"/>
    </style:style>
    <style:style style:name="T1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389cm" svg:height="1.535cm" svg:x="15.288cm" svg:y="29.61cm" draw:corner-radius="0.194cm">
          <text:p/>
        </draw:rect>
        <draw:rect draw:style-name="gr2" draw:text-style-name="P2" draw:layer="layout" svg:width="3.389cm" svg:height="1.535cm" svg:x="15.283cm" svg:y="27.206cm" draw:corner-radius="0.194cm">
          <text:p/>
        </draw:rect>
        <draw:rect draw:style-name="gr2" draw:text-style-name="P2" draw:layer="layout" svg:width="7.095cm" svg:height="17.523cm" svg:x="30.027cm" svg:y="39.07cm" draw:corner-radius="0.194cm">
          <text:p/>
        </draw:rect>
        <draw:rect draw:style-name="gr3" draw:text-style-name="P3" draw:layer="layout" svg:width="8.671cm" svg:height="4.34cm" svg:x="29.429cm" svg:y="11.832cm" draw:corner-radius="0.194cm">
          <text:p/>
        </draw:rect>
        <draw:rect draw:style-name="gr2" draw:text-style-name="P2" draw:layer="layout" svg:width="5.963cm" svg:height="6.808cm" svg:x="30.056cm" svg:y="32.103cm" draw:corner-radius="0.194cm">
          <text:p/>
        </draw:rect>
        <draw:rect draw:style-name="gr3" draw:text-style-name="P3" draw:layer="layout" svg:width="3.389cm" svg:height="1.535cm" svg:x="25.774cm" svg:y="15.121cm" draw:corner-radius="0.194cm">
          <text:p/>
        </draw:rect>
        <draw:frame draw:style-name="gr4" draw:text-style-name="P4" draw:layer="layout" svg:width="22.404cm" svg:height="1.673cm" svg:x="12.807cm" svg:y="0.801cm">
          <draw:text-box>
            <text:p><text:span text:style-name="T1">Language Detector – Flowchart and Cheat Sheet</text:span></text:p>
          </draw:text-box>
        </draw:frame>
        <draw:rect draw:style-name="gr5" draw:text-style-name="P5" draw:layer="layout" svg:width="3.389cm" svg:height="1.535cm" svg:x="1.57cm" svg:y="2.007cm" draw:corner-radius="0.194cm">
          <text:p/>
        </draw:rect>
        <draw:frame draw:style-name="gr6" draw:text-style-name="P7" draw:layer="layout" svg:width="3.677cm" svg:height="2.084cm" svg:x="1.605cm" svg:y="2.172cm">
          <draw:text-box>
            <text:p text:style-name="P6"><text:span text:style-name="T2">Logograms (Hieroglyphs)</text:span></text:p>
            <text:p text:style-name="P6"><text:span text:style-name="T3"/></text:p>
            <text:p text:style-name="P6"><text:span text:style-name="T3"/></text:p>
          </draw:text-box>
        </draw:frame>
        <draw:frame draw:style-name="gr7" draw:text-style-name="P7" draw:layer="layout" svg:width="3.288cm" svg:height="1.952cm" svg:x="1.711cm" svg:y="2.631cm">
          <draw:text-box>
            <text:p text:style-name="P6"><text:span text:style-name="T3">こんにちは世界 </text:span></text:p>
            <text:p text:style-name="P6"><text:span text:style-name="T3"/></text:p>
          </draw:text-box>
        </draw:frame>
        <draw:line draw:style-name="gr8" draw:text-style-name="P8" draw:layer="layout" svg:x1="5.083cm" svg:y1="2.802cm" svg:x2="5.986cm" svg:y2="2.8cm">
          <text:p/>
        </draw:line>
        <draw:frame draw:style-name="gr9" draw:text-style-name="P9" draw:layer="layout" svg:width="0.903cm" svg:height="0.526cm" svg:x="4.972cm" svg:y="2.377cm">
          <draw:text-box>
            <text:p><text:span text:style-name="T2">Yes</text:span></text:p>
          </draw:text-box>
        </draw:frame>
        <draw:rect draw:style-name="gr2" draw:text-style-name="P2" draw:layer="layout" svg:width="3.389cm" svg:height="1.535cm" svg:x="6.025cm" svg:y="2.01cm" draw:corner-radius="0.194cm">
          <text:p/>
        </draw:rect>
        <draw:frame draw:style-name="gr10" draw:text-style-name="P11" draw:layer="layout" svg:width="2.943cm" svg:height="1.701cm" svg:x="6.417cm" svg:y="2.204cm">
          <draw:text-box>
            <text:p text:style-name="P10"><text:span text:style-name="T2">Are there many rounded shapes and ovals?</text:span></text:p>
            <text:p text:style-name="P10"><text:span text:style-name="T2"/></text:p>
          </draw:text-box>
        </draw:frame>
        <draw:frame draw:style-name="gr11" draw:text-style-name="P9" draw:layer="layout" svg:width="0.903cm" svg:height="0.526cm" svg:x="7.593cm" svg:y="3.748cm">
          <draw:text-box>
            <text:p><text:span text:style-name="T2">Yes</text:span></text:p>
          </draw:text-box>
        </draw:frame>
        <draw:line draw:style-name="gr8" draw:text-style-name="P8" draw:layer="layout" svg:x1="7.631cm" svg:y1="3.766cm" svg:x2="7.631cm" svg:y2="4.295cm">
          <text:p/>
        </draw:line>
        <draw:rect draw:style-name="gr3" draw:text-style-name="P3" draw:layer="layout" svg:width="3.389cm" svg:height="1.535cm" svg:x="6.03cm" svg:y="4.39cm" draw:corner-radius="0.194cm">
          <text:p/>
        </draw:rect>
        <draw:frame draw:style-name="gr12" draw:text-style-name="P13" draw:layer="layout" svg:width="3.162cm" svg:height="1.903cm" svg:x="6.2cm" svg:y="4.602cm">
          <draw:text-box>
            <text:p text:style-name="P12"><text:span text:style-name="T4">Korean</text:span></text:p>
            <text:p text:style-name="P12"><text:span text:style-name="T5">안녕하세요 세계</text:span></text:p>
            <text:p text:style-name="P12"><text:span text:style-name="T5"/></text:p>
          </draw:text-box>
        </draw:frame>
        <draw:line draw:style-name="gr8" draw:text-style-name="P8" draw:layer="layout" svg:x1="9.672cm" svg:y1="2.801cm" svg:x2="10.575cm" svg:y2="2.799cm">
          <text:p/>
        </draw:line>
        <draw:frame draw:style-name="gr13" draw:text-style-name="P9" draw:layer="layout" svg:width="0.816cm" svg:height="0.801cm" svg:x="9.594cm" svg:y="2.379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613cm" svg:y="2.013cm" draw:corner-radius="0.194cm">
          <text:p/>
        </draw:rect>
        <draw:frame draw:style-name="gr14" draw:text-style-name="P14" draw:layer="layout" svg:width="2.779cm" svg:height="1.545cm" svg:x="11.024cm" svg:y="2.327cm">
          <draw:text-box>
            <text:p text:style-name="P10"><text:span text:style-name="T2">Simply shapes and and free spacing?</text:span></text:p>
            <text:p text:style-name="P10"><text:span text:style-name="T3"/></text:p>
          </draw:text-box>
        </draw:frame>
        <draw:frame draw:style-name="gr11" draw:text-style-name="P9" draw:layer="layout" svg:width="0.903cm" svg:height="0.526cm" svg:x="12.23cm" svg:y="3.746cm">
          <draw:text-box>
            <text:p><text:span text:style-name="T2">Yes</text:span></text:p>
          </draw:text-box>
        </draw:frame>
        <draw:line draw:style-name="gr8" draw:text-style-name="P8" draw:layer="layout" svg:x1="12.274cm" svg:y1="3.758cm" svg:x2="12.274cm" svg:y2="4.287cm">
          <text:p/>
        </draw:line>
        <draw:rect draw:style-name="gr3" draw:text-style-name="P3" draw:layer="layout" svg:width="3.389cm" svg:height="1.535cm" svg:x="10.62cm" svg:y="4.38cm" draw:corner-radius="0.194cm">
          <text:p/>
        </draw:rect>
        <draw:frame draw:style-name="gr15" draw:text-style-name="P18" draw:layer="layout" svg:width="3.276cm" svg:height="2.528cm" svg:x="10.783cm" svg:y="4.375cm">
          <draw:text-box>
            <text:p text:style-name="P15"><text:span text:style-name="T4">Japanese</text:span></text:p>
            <text:p text:style-name="P16"><text:span text:style-name="T6">こんにちは世界</text:span></text:p>
            <text:p text:style-name="P17"><text:span text:style-name="T4"/></text:p>
            <text:p text:style-name="P17"><text:span text:style-name="T4"/></text:p>
          </draw:text-box>
        </draw:frame>
        <draw:line draw:style-name="gr8" draw:text-style-name="P8" draw:layer="layout" svg:x1="14.237cm" svg:y1="2.807cm" svg:x2="15.14cm" svg:y2="2.805cm">
          <text:p/>
        </draw:line>
        <draw:rect draw:style-name="gr2" draw:text-style-name="P2" draw:layer="layout" svg:width="3.389cm" svg:height="1.535cm" svg:x="15.308cm" svg:y="2.006cm" draw:corner-radius="0.194cm">
          <text:p/>
        </draw:rect>
        <draw:frame draw:style-name="gr16" draw:text-style-name="P11" draw:layer="layout" svg:width="2.779cm" svg:height="2.671cm" svg:x="15.654cm" svg:y="2.095cm">
          <draw:text-box>
            <text:p text:style-name="P19"><text:span text:style-name="T2">They look like massive "square-shaped" things and complex?</text:span></text:p>
            <text:p text:style-name="P19"><text:span text:style-name="T2"/></text:p>
            <text:p text:style-name="P10"><text:span text:style-name="T2"/></text:p>
          </draw:text-box>
        </draw:frame>
        <draw:frame draw:style-name="gr11" draw:text-style-name="P9" draw:layer="layout" svg:width="0.903cm" svg:height="0.526cm" svg:x="17.006cm" svg:y="3.745cm">
          <draw:text-box>
            <text:p><text:span text:style-name="T2">Yes</text:span></text:p>
          </draw:text-box>
        </draw:frame>
        <draw:line draw:style-name="gr8" draw:text-style-name="P8" draw:layer="layout" svg:x1="17.051cm" svg:y1="3.761cm" svg:x2="17.051cm" svg:y2="4.29cm">
          <text:p/>
        </draw:line>
        <draw:rect draw:style-name="gr3" draw:text-style-name="P3" draw:layer="layout" svg:width="3.389cm" svg:height="1.535cm" svg:x="15.291cm" svg:y="4.39cm" draw:corner-radius="0.194cm">
          <text:p/>
        </draw:rect>
        <draw:frame draw:style-name="gr17" draw:text-style-name="P21" draw:layer="layout" svg:width="2.759cm" svg:height="2.107cm" svg:x="16.11cm" svg:y="4.625cm">
          <draw:text-box>
            <text:p text:style-name="P12"><text:span text:style-name="T4">Chinese</text:span></text:p>
            <text:p text:style-name="P12"><text:span text:style-name="T6">你好世界</text:span></text:p>
            <text:p text:style-name="P20"><text:span text:style-name="T4"/></text:p>
            <text:p text:style-name="P16"><text:span text:style-name="T4"/></text:p>
            <text:p text:style-name="P16"><text:span text:style-name="T4"/></text:p>
          </draw:text-box>
        </draw:frame>
        <draw:frame draw:style-name="gr13" draw:text-style-name="P9" draw:layer="layout" svg:width="0.816cm" svg:height="0.801cm" svg:x="14.142cm" svg:y="2.387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3.206cm" svg:y1="8.788cm" svg:x2="3.202cm" svg:y2="11.688cm">
          <text:p/>
        </draw:line>
        <draw:rect draw:style-name="gr5" draw:text-style-name="P5" draw:layer="layout" svg:width="3.389cm" svg:height="1.535cm" svg:x="1.567cm" svg:y="6.954cm" draw:corner-radius="0.194cm">
          <text:p/>
        </draw:rect>
        <draw:frame draw:style-name="gr13" draw:text-style-name="P9" draw:layer="layout" svg:width="0.816cm" svg:height="0.801cm" svg:x="3.17cm" svg:y="5.08cm">
          <draw:text-box>
            <text:p><text:span text:style-name="T2">No</text:span></text:p>
            <text:p><text:span text:style-name="T2"/></text:p>
          </draw:text-box>
        </draw:frame>
        <draw:line draw:style-name="gr18" draw:text-style-name="P8" draw:layer="layout" svg:x1="18.869cm" svg:y1="2.837cm" svg:x2="19.796cm" svg:y2="2.834cm">
          <text:p/>
        </draw:line>
        <draw:frame draw:style-name="gr19" draw:text-style-name="P9" draw:layer="layout" svg:width="2.932cm" svg:height="1.956cm" svg:x="19.822cm" svg:y="4.411cm">
          <draw:text-box>
            <text:p><text:span text:style-name="T2">Still no?</text:span></text:p>
            <text:p><text:span text:style-name="T2"/></text:p>
          </draw:text-box>
        </draw:frame>
        <draw:line draw:style-name="gr18" draw:text-style-name="P8" draw:layer="layout" svg:x1="19.813cm" svg:y1="2.817cm" svg:x2="19.813cm" svg:y2="6.488cm">
          <text:p/>
        </draw:line>
        <draw:line draw:style-name="gr20" draw:text-style-name="P8" draw:layer="layout" svg:x1="3.498cm" svg:y1="6.459cm" svg:x2="19.831cm" svg:y2="6.503cm">
          <text:p/>
        </draw:line>
        <draw:frame draw:style-name="gr21" draw:text-style-name="P22" draw:layer="layout" svg:width="3.259cm" svg:height="1.27cm" svg:x="1.712cm" svg:y="7.102cm">
          <draw:text-box>
            <text:p text:style-name="P6"><text:span text:style-name="T2">Separate Curved Strokes</text:span></text:p>
            <text:p text:style-name="P6"><text:span text:style-name="T3"/></text:p>
          </draw:text-box>
        </draw:frame>
        <draw:frame draw:style-name="gr22" draw:text-style-name="P22" draw:layer="layout" svg:width="2.267cm" svg:height="1.389cm" svg:x="2.25cm" svg:y="7.65cm">
          <draw:text-box>
            <text:p text:style-name="P6"><text:span text:style-name="T3">สวัสดีชาวโลก</text:span></text:p>
            <text:p text:style-name="P6"><text:span text:style-name="T3"/></text:p>
          </draw:text-box>
        </draw:frame>
        <draw:line draw:style-name="gr8" draw:text-style-name="P8" draw:layer="layout" svg:x1="5.096cm" svg:y1="7.755cm" svg:x2="5.999cm" svg:y2="7.753cm">
          <text:p/>
        </draw:line>
        <draw:frame draw:style-name="gr9" draw:text-style-name="P9" draw:layer="layout" svg:width="0.903cm" svg:height="0.526cm" svg:x="4.979cm" svg:y="7.328cm">
          <draw:text-box>
            <text:p><text:span text:style-name="T2">Yes</text:span></text:p>
          </draw:text-box>
        </draw:frame>
        <draw:rect draw:style-name="gr2" draw:text-style-name="P2" draw:layer="layout" svg:width="3.389cm" svg:height="1.535cm" svg:x="6.031cm" svg:y="6.953cm" draw:corner-radius="0.194cm">
          <text:p/>
        </draw:rect>
        <draw:frame draw:style-name="gr23" draw:text-style-name="P11" draw:layer="layout" svg:width="2.943cm" svg:height="2.396cm" svg:x="6.475cm" svg:y="7.127cm">
          <draw:text-box>
            <text:p text:style-name="P10"><text:span text:style-name="T2">Do all the symbols resemble the letter "sh" (ш) in shape?</text:span></text:p>
            <text:p text:style-name="P6"><text:span text:style-name="T2"/></text:p>
            <text:p text:style-name="P10"><text:span text:style-name="T2"/></text:p>
          </draw:text-box>
        </draw:frame>
        <draw:frame draw:style-name="gr11" draw:text-style-name="P9" draw:layer="layout" svg:width="0.903cm" svg:height="0.526cm" svg:x="7.63cm" svg:y="8.62cm">
          <draw:text-box>
            <text:p><text:span text:style-name="T2">Yes</text:span></text:p>
          </draw:text-box>
        </draw:frame>
        <draw:line draw:style-name="gr8" draw:text-style-name="P8" draw:layer="layout" svg:x1="7.615cm" svg:y1="8.654cm" svg:x2="7.615cm" svg:y2="9.183cm">
          <text:p/>
        </draw:line>
        <draw:rect draw:style-name="gr3" draw:text-style-name="P3" draw:layer="layout" svg:width="3.389cm" svg:height="1.535cm" svg:x="6.031cm" svg:y="9.349cm" draw:corner-radius="0.194cm">
          <text:p/>
        </draw:rect>
        <draw:frame draw:style-name="gr24" draw:text-style-name="P24" draw:layer="layout" svg:width="3.39cm" svg:height="2.11cm" svg:x="6.223cm" svg:y="9.561cm">
          <draw:text-box>
            <text:p text:style-name="P23"><text:span text:style-name="T5">Armenian</text:span></text:p>
            <text:p text:style-name="P23"><text:span text:style-name="T6">Բարև աշխարհ</text:span></text:p>
            <text:p text:style-name="P23"><text:span text:style-name="T5"/></text:p>
            <text:p text:style-name="P23"><text:span text:style-name="T5"/></text:p>
          </draw:text-box>
        </draw:frame>
        <draw:line draw:style-name="gr8" draw:text-style-name="P8" draw:layer="layout" svg:x1="9.666cm" svg:y1="7.751cm" svg:x2="10.569cm" svg:y2="7.749cm">
          <text:p/>
        </draw:line>
        <draw:frame draw:style-name="gr13" draw:text-style-name="P9" draw:layer="layout" svg:width="0.816cm" svg:height="0.801cm" svg:x="9.612cm" svg:y="7.332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619cm" svg:y="6.948cm" draw:corner-radius="0.194cm">
          <text:p/>
        </draw:rect>
        <draw:frame draw:style-name="gr10" draw:text-style-name="P21" draw:layer="layout" svg:width="2.779cm" svg:height="1.701cm" svg:x="11.121cm" svg:y="7.143cm">
          <draw:text-box>
            <text:p text:style-name="P10"><text:span text:style-name="T2">Are there round loops everywhere (like σ, ω)?</text:span></text:p>
            <text:p text:style-name="P6"><text:span text:style-name="T2"/></text:p>
          </draw:text-box>
        </draw:frame>
        <draw:frame draw:style-name="gr11" draw:text-style-name="P9" draw:layer="layout" svg:width="0.903cm" svg:height="0.526cm" svg:x="12.229cm" svg:y="8.623cm">
          <draw:text-box>
            <text:p><text:span text:style-name="T2">Yes</text:span></text:p>
          </draw:text-box>
        </draw:frame>
        <draw:line draw:style-name="gr8" draw:text-style-name="P8" draw:layer="layout" svg:x1="12.271cm" svg:y1="8.682cm" svg:x2="12.271cm" svg:y2="9.211cm">
          <text:p/>
        </draw:line>
        <draw:rect draw:style-name="gr3" draw:text-style-name="P3" draw:layer="layout" svg:width="3.389cm" svg:height="1.535cm" svg:x="10.621cm" svg:y="9.343cm" draw:corner-radius="0.194cm">
          <text:p/>
        </draw:rect>
        <draw:frame draw:style-name="gr25" draw:text-style-name="P26" draw:layer="layout" svg:width="3.533cm" svg:height="2.739cm" svg:x="11.081cm" svg:y="9.32cm">
          <draw:text-box>
            <text:p text:style-name="P25"><text:span text:style-name="T4">Georgian</text:span></text:p>
            <text:p text:style-name="P25"><text:span text:style-name="T6">გამარჯობა მსოფლიო</text:span></text:p>
            <text:p text:style-name="P25"><text:span text:style-name="T4"/></text:p>
            <text:p text:style-name="P25"><text:span text:style-name="T4"/></text:p>
            <text:p text:style-name="P25"><text:span text:style-name="T4"/></text:p>
          </draw:text-box>
        </draw:frame>
        <draw:line draw:style-name="gr8" draw:text-style-name="P8" draw:layer="layout" svg:x1="14.232cm" svg:y1="7.746cm" svg:x2="15.135cm" svg:y2="7.744cm">
          <text:p/>
        </draw:line>
        <draw:rect draw:style-name="gr2" draw:text-style-name="P2" draw:layer="layout" svg:width="3.389cm" svg:height="1.535cm" svg:x="15.301cm" svg:y="6.949cm" draw:corner-radius="0.194cm">
          <text:p/>
        </draw:rect>
        <draw:frame draw:style-name="gr26" draw:text-style-name="P11" draw:layer="layout" svg:width="2.779cm" svg:height="3.091cm" svg:x="15.704cm" svg:y="7.184cm">
          <draw:text-box>
            <text:p text:style-name="P19"><text:span text:style-name="T2">Does almost every symbol have small circles?</text:span></text:p>
            <text:p text:style-name="P27"><text:span text:style-name="T2"/></text:p>
            <text:p text:style-name="P19"><text:span text:style-name="T2"/></text:p>
            <text:p text:style-name="P10"><text:span text:style-name="T2"/></text:p>
          </draw:text-box>
        </draw:frame>
        <draw:frame draw:style-name="gr11" draw:text-style-name="P9" draw:layer="layout" svg:width="0.903cm" svg:height="0.526cm" svg:x="17.048cm" svg:y="8.622cm">
          <draw:text-box>
            <text:p><text:span text:style-name="T2">Yes</text:span></text:p>
          </draw:text-box>
        </draw:frame>
        <draw:line draw:style-name="gr8" draw:text-style-name="P8" draw:layer="layout" svg:x1="17.061cm" svg:y1="8.653cm" svg:x2="17.061cm" svg:y2="9.182cm">
          <text:p/>
        </draw:line>
        <draw:rect draw:style-name="gr3" draw:text-style-name="P3" draw:layer="layout" svg:width="3.389cm" svg:height="1.535cm" svg:x="15.303cm" svg:y="9.356cm" draw:corner-radius="0.194cm">
          <text:p/>
        </draw:rect>
        <draw:frame draw:style-name="gr27" draw:text-style-name="P30" draw:layer="layout" svg:width="3.295cm" svg:height="3.148cm" svg:x="15.775cm" svg:y="9.125cm">
          <draw:text-box>
            <text:p text:style-name="P28"><text:span text:style-name="T4">Thai</text:span></text:p>
            <text:p text:style-name="P28"><text:span text:style-name="T7">สวัสดีชาวโลก</text:span></text:p>
            <text:p text:style-name="P28"><text:span text:style-name="T4">or Lao</text:span></text:p>
            <text:p text:style-name="P28"><text:span text:style-name="T6">ສະບາຍດີໂລກ</text:span></text:p>
            <text:p text:style-name="P28"><text:span text:style-name="T4"/></text:p>
            <text:p text:style-name="P29"><text:span text:style-name="T4"/></text:p>
            <text:p text:style-name="P29"><text:span text:style-name="T4"/></text:p>
            <text:p text:style-name="P29"><text:span text:style-name="T4"/></text:p>
          </draw:text-box>
        </draw:frame>
        <draw:frame draw:style-name="gr13" draw:text-style-name="P9" draw:layer="layout" svg:width="0.816cm" svg:height="0.801cm" svg:x="14.148cm" svg:y="7.324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8.931cm" svg:y1="7.751cm" svg:x2="19.834cm" svg:y2="7.749cm">
          <text:p/>
        </draw:line>
        <draw:rect draw:style-name="gr2" draw:text-style-name="P2" draw:layer="layout" svg:width="3.389cm" svg:height="1.535cm" svg:x="19.912cm" svg:y="6.944cm" draw:corner-radius="0.194cm">
          <text:p/>
        </draw:rect>
        <draw:frame draw:style-name="gr13" draw:text-style-name="P9" draw:layer="layout" svg:width="0.816cm" svg:height="0.801cm" svg:x="18.867cm" svg:y="7.321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1.622cm" svg:y="8.639cm">
          <draw:text-box>
            <text:p><text:span text:style-name="T2">Yes</text:span></text:p>
          </draw:text-box>
        </draw:frame>
        <draw:line draw:style-name="gr8" draw:text-style-name="P8" draw:layer="layout" svg:x1="21.656cm" svg:y1="8.659cm" svg:x2="21.656cm" svg:y2="9.188cm">
          <text:p/>
        </draw:line>
        <draw:rect draw:style-name="gr3" draw:text-style-name="P3" draw:layer="layout" svg:width="3.389cm" svg:height="1.535cm" svg:x="19.917cm" svg:y="9.348cm" draw:corner-radius="0.194cm">
          <text:p/>
        </draw:rect>
        <draw:frame draw:style-name="gr28" draw:text-style-name="P11" draw:layer="layout" svg:width="2.759cm" svg:height="2.36cm" svg:x="20.638cm" svg:y="9.513cm">
          <draw:text-box>
            <text:p text:style-name="P31"><text:span text:style-name="T4">Hebrew</text:span></text:p>
            <text:p text:style-name="P31"><text:span text:style-name="T6">שלום עולם</text:span></text:p>
            <text:p text:style-name="P31"><text:span text:style-name="T4"/></text:p>
            <text:p text:style-name="P29"><text:span text:style-name="T4"/></text:p>
          </draw:text-box>
        </draw:frame>
        <draw:frame draw:style-name="gr29" draw:text-style-name="P11" draw:layer="layout" svg:width="2.811cm" svg:height="1.426cm" svg:x="20.501cm" svg:y="7.306cm">
          <draw:text-box>
            <text:p text:style-name="P10"><text:span text:style-name="T2">Symbols without frills?</text:span></text:p>
            <text:p text:style-name="P10"><text:span text:style-name="T2"/></text:p>
          </draw:text-box>
        </draw:frame>
        <draw:rect draw:style-name="gr5" draw:text-style-name="P5" draw:layer="layout" svg:width="3.389cm" svg:height="1.535cm" svg:x="1.568cm" svg:y="11.834cm" draw:corner-radius="0.194cm">
          <text:p/>
        </draw:rect>
        <draw:frame draw:style-name="gr30" draw:text-style-name="P9" draw:layer="layout" svg:width="3.473cm" svg:height="1.846cm" svg:x="1.526cm" svg:y="11.985cm">
          <draw:text-box>
            <text:p text:style-name="P6"><text:span text:style-name="T2">Connected (Joined) Writing</text:span></text:p>
            <text:p text:style-name="P6"><text:span text:style-name="T2"/></text:p>
            <text:p text:style-name="P6"><text:span text:style-name="T2"/></text:p>
          </draw:text-box>
        </draw:frame>
        <draw:frame draw:style-name="gr31" draw:text-style-name="P22" draw:layer="layout" svg:width="1.862cm" svg:height="2.203cm" svg:x="2.276cm" svg:y="12.513cm">
          <draw:text-box>
            <text:p text:style-name="P6"><text:span text:style-name="T3">السلام عليكم</text:span></text:p>
            <text:p text:style-name="P6"><text:span text:style-name="T3"/></text:p>
            <text:p text:style-name="P6"><text:span text:style-name="T3"/></text:p>
          </draw:text-box>
        </draw:frame>
        <draw:line draw:style-name="gr8" draw:text-style-name="P8" draw:layer="layout" svg:x1="5.127cm" svg:y1="12.636cm" svg:x2="6.03cm" svg:y2="12.634cm">
          <text:p/>
        </draw:line>
        <draw:frame draw:style-name="gr9" draw:text-style-name="P9" draw:layer="layout" svg:width="0.903cm" svg:height="0.526cm" svg:x="5.021cm" svg:y="12.211cm">
          <draw:text-box>
            <text:p><text:span text:style-name="T2">Yes</text:span></text:p>
          </draw:text-box>
        </draw:frame>
        <draw:rect draw:style-name="gr2" draw:text-style-name="P2" draw:layer="layout" svg:width="3.389cm" svg:height="1.535cm" svg:x="6.022cm" svg:y="11.839cm" draw:corner-radius="0.194cm">
          <text:p/>
        </draw:rect>
        <draw:frame draw:style-name="gr26" draw:text-style-name="P11" draw:layer="layout" svg:width="2.943cm" svg:height="3.091cm" svg:x="6.351cm" svg:y="12.038cm">
          <draw:text-box>
            <text:p text:style-name="P10"><text:span text:style-name="T2">Is there a horizontal line at the top of the symbols?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</draw:text-box>
        </draw:frame>
        <draw:frame draw:style-name="gr11" draw:text-style-name="P9" draw:layer="layout" svg:width="0.903cm" svg:height="0.526cm" svg:x="7.607cm" svg:y="13.482cm">
          <draw:text-box>
            <text:p><text:span text:style-name="T2">Yes</text:span></text:p>
          </draw:text-box>
        </draw:frame>
        <draw:line draw:style-name="gr8" draw:text-style-name="P8" draw:layer="layout" svg:x1="7.613cm" svg:y1="13.528cm" svg:x2="7.613cm" svg:y2="14.057cm">
          <text:p/>
        </draw:line>
        <draw:rect draw:style-name="gr3" draw:text-style-name="P3" draw:layer="layout" svg:width="3.389cm" svg:height="1.535cm" svg:x="6.022cm" svg:y="14.213cm" draw:corner-radius="0.194cm">
          <text:p/>
        </draw:rect>
        <draw:frame draw:style-name="gr32" draw:text-style-name="P33" draw:layer="layout" svg:width="3.1cm" svg:height="1.864cm" svg:x="6.402cm" svg:y="14.235cm">
          <draw:text-box>
            <text:p text:style-name="P29"><text:span text:style-name="T4">Hindi</text:span></text:p>
            <text:p text:style-name="P29"><text:span text:style-name="T6">हैलो वर्ल्ड</text:span></text:p>
            <text:p text:style-name="P29"><text:span text:style-name="T4">or Bengali</text:span></text:p>
            <text:p text:style-name="P29"><text:span text:style-name="T6">হ্যালো ওয়ার্ল্ড</text:span></text:p>
            <text:p text:style-name="P32"><text:span text:style-name="T4"/></text:p>
          </draw:text-box>
        </draw:frame>
        <draw:line draw:style-name="gr8" draw:text-style-name="P8" draw:layer="layout" svg:x1="9.675cm" svg:y1="12.635cm" svg:x2="10.578cm" svg:y2="12.633cm">
          <text:p/>
        </draw:line>
        <draw:frame draw:style-name="gr13" draw:text-style-name="P9" draw:layer="layout" svg:width="0.816cm" svg:height="0.801cm" svg:x="9.618cm" svg:y="12.209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619cm" svg:y="11.833cm" draw:corner-radius="0.194cm">
          <text:p/>
        </draw:rect>
        <draw:frame draw:style-name="gr10" draw:text-style-name="P11" draw:layer="layout" svg:width="2.779cm" svg:height="1.701cm" svg:x="11.005cm" svg:y="12.026cm">
          <draw:text-box>
            <text:p text:style-name="P10"><text:span text:style-name="T2">Are the symbols joined at the bottom, slightly slanted?</text:span></text:p>
            <text:p text:style-name="P10"><text:span text:style-name="T2"/></text:p>
          </draw:text-box>
        </draw:frame>
        <draw:frame draw:style-name="gr11" draw:text-style-name="P9" draw:layer="layout" svg:width="0.903cm" svg:height="0.526cm" svg:x="12.234cm" svg:y="13.478cm">
          <draw:text-box>
            <text:p><text:span text:style-name="T2">Yes</text:span></text:p>
          </draw:text-box>
        </draw:frame>
        <draw:line draw:style-name="gr8" draw:text-style-name="P8" draw:layer="layout" svg:x1="12.273cm" svg:y1="13.527cm" svg:x2="12.273cm" svg:y2="14.056cm">
          <text:p/>
        </draw:line>
        <draw:rect draw:style-name="gr3" draw:text-style-name="P3" draw:layer="layout" svg:width="3.389cm" svg:height="1.535cm" svg:x="10.628cm" svg:y="14.225cm" draw:corner-radius="0.194cm">
          <text:p/>
        </draw:rect>
        <draw:frame draw:style-name="gr33" draw:text-style-name="P34" draw:layer="layout" svg:width="2.419cm" svg:height="5.09cm" svg:x="11.34cm" svg:y="13.482cm">
          <draw:text-box>
            <text:p text:style-name="P28"><text:span text:style-name="T4">Arabic</text:span><text:span text:style-name="T6"> </text:span></text:p>
            <text:p text:style-name="P28"><text:span text:style-name="T6">مرحبا بالعالم</text:span></text:p>
            <text:p text:style-name="P28"><text:span text:style-name="T4">or Persian</text:span></text:p>
            <text:p text:style-name="P28"><text:span text:style-name="T6">سلام دنیا</text:span></text:p>
            <text:p text:style-name="P32"><text:span text:style-name="T6"/></text:p>
            <text:p text:style-name="P25"><text:span text:style-name="T4"/></text:p>
            <text:p text:style-name="P25"><text:span text:style-name="T4"/></text:p>
            <text:p text:style-name="P25"><text:span text:style-name="T4"/></text:p>
          </draw:text-box>
        </draw:frame>
        <draw:line draw:style-name="gr8" draw:text-style-name="P8" draw:layer="layout" svg:x1="14.279cm" svg:y1="12.635cm" svg:x2="15.182cm" svg:y2="12.633cm">
          <text:p/>
        </draw:line>
        <draw:rect draw:style-name="gr2" draw:text-style-name="P2" draw:layer="layout" svg:width="3.389cm" svg:height="1.535cm" svg:x="15.302cm" svg:y="11.828cm" draw:corner-radius="0.194cm">
          <text:p/>
        </draw:rect>
        <draw:frame draw:style-name="gr34" draw:text-style-name="P11" draw:layer="layout" svg:width="2.779cm" svg:height="2.121cm" svg:x="15.932cm" svg:y="12.146cm">
          <draw:text-box>
            <text:p text:style-name="P19"><text:span text:style-name="T2">Ok, there is rare ones for you</text:span></text:p>
            <text:p text:style-name="P19"><text:span text:style-name="T2"/></text:p>
            <text:p text:style-name="P10"><text:span text:style-name="T2"/></text:p>
          </draw:text-box>
        </draw:frame>
        <draw:rect draw:style-name="gr3" draw:text-style-name="P3" draw:layer="layout" svg:width="3.389cm" svg:height="1.535cm" svg:x="15.298cm" svg:y="13.481cm" draw:corner-radius="0.194cm">
          <text:p/>
        </draw:rect>
        <draw:frame draw:style-name="gr13" draw:text-style-name="P9" draw:layer="layout" svg:width="0.816cm" svg:height="0.801cm" svg:x="14.254cm" svg:y="12.204cm">
          <draw:text-box>
            <text:p><text:span text:style-name="T2">No</text:span></text:p>
            <text:p><text:span text:style-name="T2"/></text:p>
          </draw:text-box>
        </draw:frame>
        <draw:rect draw:style-name="gr3" draw:text-style-name="P3" draw:layer="layout" svg:width="3.389cm" svg:height="1.535cm" svg:x="18.781cm" svg:y="11.832cm" draw:corner-radius="0.194cm">
          <text:p/>
        </draw:rect>
        <draw:rect draw:style-name="gr3" draw:text-style-name="P3" draw:layer="layout" svg:width="3.389cm" svg:height="1.535cm" svg:x="18.79cm" svg:y="13.481cm" draw:corner-radius="0.194cm">
          <text:p/>
        </draw:rect>
        <draw:rect draw:style-name="gr3" draw:text-style-name="P3" draw:layer="layout" svg:width="3.389cm" svg:height="1.535cm" svg:x="15.299cm" svg:y="15.118cm" draw:corner-radius="0.194cm">
          <text:p/>
        </draw:rect>
        <draw:rect draw:style-name="gr3" draw:text-style-name="P3" draw:layer="layout" svg:width="3.389cm" svg:height="1.535cm" svg:x="18.787cm" svg:y="15.117cm" draw:corner-radius="0.194cm">
          <text:p/>
        </draw:rect>
        <draw:frame draw:style-name="gr35" draw:text-style-name="P7" draw:layer="layout" svg:width="2.432cm" svg:height="1.884cm" svg:x="19.732cm" svg:y="15.283cm">
          <draw:text-box>
            <text:p text:style-name="P31"><text:span text:style-name="T4">Urdu</text:span></text:p>
            <text:p text:style-name="P31"><text:span text:style-name="T6">ہیلو ورلڈ</text:span></text:p>
            <text:p text:style-name="P6"><text:span text:style-name="T3"/></text:p>
          </draw:text-box>
        </draw:frame>
        <draw:frame draw:style-name="gr36" draw:text-style-name="P35" draw:layer="layout" svg:width="3.453cm" svg:height="1.537cm" svg:x="15.268cm" svg:y="13.455cm">
          <draw:text-box>
            <text:p text:style-name="P15"><text:span text:style-name="T4">Tamil</text:span></text:p>
            <text:p text:style-name="P15"><text:span text:style-name="T6">வணக்கம் உலகம்</text:span></text:p>
          </draw:text-box>
        </draw:frame>
        <draw:frame draw:style-name="gr37" draw:text-style-name="P22" draw:layer="layout" svg:width="2.263cm" svg:height="1.34cm" svg:x="19.403cm" svg:y="11.908cm">
          <draw:text-box>
            <text:p text:style-name="P31"><text:span text:style-name="T4">Telugu</text:span></text:p>
            <text:p text:style-name="P32"><text:span text:style-name="T3">హలో వరల్డ్</text:span></text:p>
          </draw:text-box>
        </draw:frame>
        <draw:frame draw:style-name="gr38" draw:text-style-name="P35" draw:layer="layout" svg:width="2.872cm" svg:height="1.373cm" svg:x="19.039cm" svg:y="13.597cm">
          <draw:text-box>
            <text:p text:style-name="P19"><text:span text:style-name="T2">Gujarati</text:span></text:p>
            <text:p text:style-name="P19"><text:span text:style-name="T3">હેલો વર્લ્ડ</text:span></text:p>
          </draw:text-box>
        </draw:frame>
        <draw:frame draw:style-name="gr39" draw:text-style-name="P14" draw:layer="layout" svg:width="2.797cm" svg:height="1.734cm" svg:x="15.712cm" svg:y="15.308cm">
          <draw:text-box>
            <text:p text:style-name="P29"><text:span text:style-name="T4">Kannada</text:span></text:p>
            <text:p text:style-name="P31"><text:span text:style-name="T6">ಹಲೋ ವರ್ಲ್ಡ್</text:span></text:p>
          </draw:text-box>
        </draw:frame>
        <draw:line draw:style-name="gr18" draw:text-style-name="P8" draw:layer="layout" svg:x1="23.456cm" svg:y1="7.741cm" svg:x2="24.496cm" svg:y2="7.742cm">
          <text:p/>
        </draw:line>
        <draw:line draw:style-name="gr18" draw:text-style-name="P8" draw:layer="layout" svg:x1="24.513cm" svg:y1="7.723cm" svg:x2="24.515cm" svg:y2="11.279cm">
          <text:p/>
        </draw:line>
        <draw:line draw:style-name="gr20" draw:text-style-name="P8" draw:layer="layout" svg:x1="3.452cm" svg:y1="11.229cm" svg:x2="24.497cm" svg:y2="11.261cm">
          <text:p/>
        </draw:line>
        <draw:line draw:style-name="gr8" draw:text-style-name="P8" draw:layer="layout" svg:x1="3.197cm" svg:y1="3.82cm" svg:x2="3.244cm" svg:y2="6.801cm">
          <text:p/>
        </draw:line>
        <draw:frame draw:style-name="gr13" draw:text-style-name="P9" draw:layer="layout" svg:width="0.816cm" svg:height="0.801cm" svg:x="3.189cm" svg:y="9.747cm">
          <draw:text-box>
            <text:p><text:span text:style-name="T2">No</text:span></text:p>
            <text:p><text:span text:style-name="T2"/></text:p>
          </draw:text-box>
        </draw:frame>
        <draw:frame draw:style-name="gr13" draw:text-style-name="P9" draw:layer="layout" svg:width="0.816cm" svg:height="0.801cm" svg:x="24.663cm" svg:y="8.979cm">
          <draw:text-box>
            <text:p><text:span text:style-name="T2">No</text:span></text:p>
            <text:p><text:span text:style-name="T2"/></text:p>
          </draw:text-box>
        </draw:frame>
        <draw:rect draw:style-name="gr5" draw:text-style-name="P5" draw:layer="layout" svg:width="3.389cm" svg:height="1.535cm" svg:x="1.569cm" svg:y="17.691cm" draw:corner-radius="0.194cm">
          <text:p/>
        </draw:rect>
        <draw:frame draw:style-name="gr40" draw:text-style-name="P11" draw:layer="layout" svg:width="3.252cm" svg:height="2.425cm" svg:x="2.099cm" svg:y="18.195cm">
          <draw:text-box>
            <text:p text:style-name="P10"><text:span text:style-name="T2">Cyrillic / Greek?</text:span></text:p>
            <text:p text:style-name="P6"><text:span text:style-name="T2"/></text:p>
            <text:p text:style-name="P6"><text:span text:style-name="T2"/></text:p>
          </draw:text-box>
        </draw:frame>
        <draw:rect draw:style-name="gr3" draw:text-style-name="P3" draw:layer="layout" svg:width="3.389cm" svg:height="1.535cm" svg:x="22.284cm" svg:y="11.832cm" draw:corner-radius="0.194cm">
          <text:p/>
        </draw:rect>
        <draw:rect draw:style-name="gr3" draw:text-style-name="P3" draw:layer="layout" svg:width="3.389cm" svg:height="1.535cm" svg:x="22.286cm" svg:y="13.483cm" draw:corner-radius="0.194cm">
          <text:p/>
        </draw:rect>
        <draw:rect draw:style-name="gr3" draw:text-style-name="P3" draw:layer="layout" svg:width="3.389cm" svg:height="1.535cm" svg:x="22.282cm" svg:y="15.121cm" draw:corner-radius="0.194cm">
          <text:p/>
        </draw:rect>
        <draw:frame draw:style-name="gr41" draw:text-style-name="P37" draw:layer="layout" svg:width="2.868cm" svg:height="1.195cm" svg:x="22.691cm" svg:y="11.983cm">
          <draw:text-box>
            <text:p text:style-name="P36"><text:span text:style-name="T2">Khmer</text:span></text:p>
            <text:p text:style-name="P36"><text:span text:style-name="T2"/></text:p>
            <text:p text:style-name="P36"><text:span text:style-name="T3">សួស្តីពិភពលោក</text:span></text:p>
          </draw:text-box>
        </draw:frame>
        <draw:frame draw:style-name="gr42" draw:text-style-name="P37" draw:layer="layout" svg:width="3.101cm" svg:height="1.195cm" svg:x="22.478cm" svg:y="13.608cm">
          <draw:text-box>
            <text:p text:style-name="P36"><text:span text:style-name="T2">Myanmar (Burmese)</text:span></text:p>
            <text:p text:style-name="P36"><text:span text:style-name="T2"/></text:p>
            <text:p text:style-name="P36"><text:span text:style-name="T3">မင်္ဂလာပါကမ္ဘာလောက</text:span></text:p>
          </draw:text-box>
        </draw:frame>
        <draw:frame draw:style-name="gr43" draw:text-style-name="P37" draw:layer="layout" svg:width="2.111cm" svg:height="1.195cm" svg:x="22.983cm" svg:y="15.272cm">
          <draw:text-box>
            <text:p text:style-name="P36"><text:span text:style-name="T2">Amharic</text:span></text:p>
            <text:p text:style-name="P36"><text:span text:style-name="T2"/></text:p>
            <text:p text:style-name="P36"><text:span text:style-name="T3">ሰላም አለም</text:span></text:p>
          </draw:text-box>
        </draw:frame>
        <draw:rect draw:style-name="gr3" draw:text-style-name="P3" draw:layer="layout" svg:width="3.389cm" svg:height="1.535cm" svg:x="25.771cm" svg:y="11.831cm" draw:corner-radius="0.194cm">
          <text:p/>
        </draw:rect>
        <draw:frame draw:style-name="gr44" draw:text-style-name="P38" draw:layer="layout" svg:width="2.704cm" svg:height="1.195cm" svg:x="26.157cm" svg:y="11.985cm">
          <draw:text-box>
            <text:p text:style-name="P36"><text:span text:style-name="T2">Inuktut</text:span></text:p>
            <text:p text:style-name="P36"><text:span text:style-name="T2"/></text:p>
            <text:p text:style-name="P36"><text:span text:style-name="T3">ᕼᐊᓘ ᓄᓇᕐᔪᐊᖅ</text:span></text:p>
          </draw:text-box>
        </draw:frame>
        <draw:rect draw:style-name="gr3" draw:text-style-name="P3" draw:layer="layout" svg:width="3.389cm" svg:height="1.535cm" svg:x="25.77cm" svg:y="13.48cm" draw:corner-radius="0.194cm">
          <text:p/>
        </draw:rect>
        <draw:frame draw:style-name="gr45" draw:text-style-name="P37" draw:layer="layout" svg:width="1.527cm" svg:height="2.736cm" svg:x="26.762cm" svg:y="13.559cm">
          <draw:text-box>
            <text:p text:style-name="P29"><text:span text:style-name="T4">Dhivehi</text:span></text:p>
            <text:p text:style-name="P29"><text:span text:style-name="T6"/></text:p>
            <text:p text:style-name="P29"><text:span text:style-name="T6">ހެލޯ ވޯލްޑް</text:span></text:p>
            <text:p text:style-name="P29"><text:span text:style-name="T8"/></text:p>
            <text:p text:style-name="P29"><text:span text:style-name="T8"/></text:p>
          </draw:text-box>
        </draw:frame>
        <draw:frame draw:style-name="gr46" draw:text-style-name="P37" draw:layer="layout" svg:width="2.377cm" svg:height="1.195cm" svg:x="26.259cm" svg:y="15.259cm">
          <draw:text-box>
            <text:p text:style-name="P36"><text:span text:style-name="T2">Tibetian</text:span></text:p>
            <text:p text:style-name="P36"><text:span text:style-name="T2"/></text:p>
            <text:p text:style-name="P36"><text:span text:style-name="T3">ཁམས་བཟང་འཛམ་གླིང་།</text:span></text:p>
          </draw:text-box>
        </draw:frame>
        <draw:line draw:style-name="gr8" draw:text-style-name="P8" draw:layer="layout" svg:x1="5.072cm" svg:y1="18.527cm" svg:x2="5.975cm" svg:y2="18.525cm">
          <text:p/>
        </draw:line>
        <draw:frame draw:style-name="gr9" draw:text-style-name="P9" draw:layer="layout" svg:width="0.903cm" svg:height="0.526cm" svg:x="4.955cm" svg:y="18.1cm">
          <draw:text-box>
            <text:p><text:span text:style-name="T2">Yes</text:span></text:p>
          </draw:text-box>
        </draw:frame>
        <draw:rect draw:style-name="gr2" draw:text-style-name="P2" draw:layer="layout" svg:width="3.389cm" svg:height="1.535cm" svg:x="6.007cm" svg:y="17.725cm" draw:corner-radius="0.194cm">
          <text:p/>
        </draw:rect>
        <draw:frame draw:style-name="gr11" draw:text-style-name="P9" draw:layer="layout" svg:width="0.903cm" svg:height="0.526cm" svg:x="7.606cm" svg:y="19.392cm">
          <draw:text-box>
            <text:p><text:span text:style-name="T2">Yes</text:span></text:p>
          </draw:text-box>
        </draw:frame>
        <draw:line draw:style-name="gr8" draw:text-style-name="P8" draw:layer="layout" svg:x1="7.591cm" svg:y1="19.426cm" svg:x2="7.591cm" svg:y2="19.955cm">
          <text:p/>
        </draw:line>
        <draw:rect draw:style-name="gr1" draw:text-style-name="P1" draw:layer="layout" svg:width="3.389cm" svg:height="1.535cm" svg:x="6.007cm" svg:y="20.121cm" draw:corner-radius="0.194cm">
          <text:p/>
        </draw:rect>
        <draw:line draw:style-name="gr8" draw:text-style-name="P8" draw:layer="layout" svg:x1="9.642cm" svg:y1="18.523cm" svg:x2="10.545cm" svg:y2="18.521cm">
          <text:p/>
        </draw:line>
        <draw:frame draw:style-name="gr13" draw:text-style-name="P9" draw:layer="layout" svg:width="0.816cm" svg:height="0.801cm" svg:x="9.588cm" svg:y="18.104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595cm" svg:y="17.72cm" draw:corner-radius="0.194cm">
          <text:p/>
        </draw:rect>
        <draw:frame draw:style-name="gr16" draw:text-style-name="P39" draw:layer="layout" svg:width="3.629cm" svg:height="2.671cm" svg:x="10.609cm" svg:y="17.842cm">
          <draw:text-box>
            <text:p text:style-name="P28"><text:span text:style-name="T4">ЁЭЫПЙИЮЯЦЩШЬ?</text:span></text:p>
            <text:p text:style-name="P28"><text:span text:style-name="T4">Words ending with ЫЙ, АЯ, ОВ or ET? Э and Ы?</text:span></text:p>
            <text:p text:style-name="P6"><text:span text:style-name="T2"/></text:p>
          </draw:text-box>
        </draw:frame>
        <draw:frame draw:style-name="gr11" draw:text-style-name="P9" draw:layer="layout" svg:width="0.903cm" svg:height="0.526cm" svg:x="12.205cm" svg:y="19.395cm">
          <draw:text-box>
            <text:p><text:span text:style-name="T2">Yes</text:span></text:p>
          </draw:text-box>
        </draw:frame>
        <draw:line draw:style-name="gr8" draw:text-style-name="P8" draw:layer="layout" svg:x1="12.247cm" svg:y1="19.454cm" svg:x2="12.247cm" svg:y2="19.983cm">
          <text:p/>
        </draw:line>
        <draw:rect draw:style-name="gr1" draw:text-style-name="P1" draw:layer="layout" svg:width="3.389cm" svg:height="1.535cm" svg:x="10.597cm" svg:y="20.115cm" draw:corner-radius="0.194cm">
          <text:p/>
        </draw:rect>
        <draw:line draw:style-name="gr8" draw:text-style-name="P8" draw:layer="layout" svg:x1="14.208cm" svg:y1="18.518cm" svg:x2="15.111cm" svg:y2="18.516cm">
          <text:p/>
        </draw:line>
        <draw:rect draw:style-name="gr2" draw:text-style-name="P2" draw:layer="layout" svg:width="3.389cm" svg:height="1.535cm" svg:x="15.277cm" svg:y="17.721cm" draw:corner-radius="0.194cm">
          <text:p/>
        </draw:rect>
        <draw:frame draw:style-name="gr11" draw:text-style-name="P9" draw:layer="layout" svg:width="0.903cm" svg:height="0.526cm" svg:x="17.024cm" svg:y="19.394cm">
          <draw:text-box>
            <text:p><text:span text:style-name="T2">Yes</text:span></text:p>
          </draw:text-box>
        </draw:frame>
        <draw:line draw:style-name="gr8" draw:text-style-name="P8" draw:layer="layout" svg:x1="17.037cm" svg:y1="19.425cm" svg:x2="17.037cm" svg:y2="19.954cm">
          <text:p/>
        </draw:line>
        <draw:rect draw:style-name="gr1" draw:text-style-name="P1" draw:layer="layout" svg:width="3.389cm" svg:height="1.535cm" svg:x="15.279cm" svg:y="20.128cm" draw:corner-radius="0.194cm">
          <text:p/>
        </draw:rect>
        <draw:frame draw:style-name="gr13" draw:text-style-name="P9" draw:layer="layout" svg:width="0.816cm" svg:height="0.801cm" svg:x="14.124cm" svg:y="18.096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8.907cm" svg:y1="18.523cm" svg:x2="19.81cm" svg:y2="18.521cm">
          <text:p/>
        </draw:line>
        <draw:rect draw:style-name="gr2" draw:text-style-name="P2" draw:layer="layout" svg:width="3.389cm" svg:height="1.535cm" svg:x="19.888cm" svg:y="17.716cm" draw:corner-radius="0.194cm">
          <text:p/>
        </draw:rect>
        <draw:frame draw:style-name="gr13" draw:text-style-name="P9" draw:layer="layout" svg:width="0.816cm" svg:height="0.801cm" svg:x="18.843cm" svg:y="18.093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1.598cm" svg:y="19.411cm">
          <draw:text-box>
            <text:p><text:span text:style-name="T2">Yes</text:span></text:p>
          </draw:text-box>
        </draw:frame>
        <draw:line draw:style-name="gr8" draw:text-style-name="P8" draw:layer="layout" svg:x1="21.632cm" svg:y1="19.431cm" svg:x2="21.632cm" svg:y2="19.96cm">
          <text:p/>
        </draw:line>
        <draw:rect draw:style-name="gr1" draw:text-style-name="P1" draw:layer="layout" svg:width="3.389cm" svg:height="1.535cm" svg:x="19.893cm" svg:y="20.12cm" draw:corner-radius="0.194cm">
          <text:p/>
        </draw:rect>
        <draw:frame draw:style-name="gr47" draw:text-style-name="P9" draw:layer="layout" svg:width="0.816cm" svg:height="1.187cm" svg:x="24.539cm" svg:y="19.751cm">
          <draw:text-box>
            <text:p/>
          </draw:text-box>
        </draw:frame>
        <draw:line draw:style-name="gr8" draw:text-style-name="P8" draw:layer="layout" svg:x1="23.499cm" svg:y1="18.506cm" svg:x2="24.402cm" svg:y2="18.504cm">
          <text:p/>
        </draw:line>
        <draw:rect draw:style-name="gr2" draw:text-style-name="P2" draw:layer="layout" svg:width="3.389cm" svg:height="1.535cm" svg:x="24.48cm" svg:y="17.699cm" draw:corner-radius="0.194cm">
          <text:p/>
        </draw:rect>
        <draw:frame draw:style-name="gr13" draw:text-style-name="P9" draw:layer="layout" svg:width="0.816cm" svg:height="0.801cm" svg:x="23.435cm" svg:y="18.076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6.19cm" svg:y="19.394cm">
          <draw:text-box>
            <text:p><text:span text:style-name="T2">Yes</text:span></text:p>
          </draw:text-box>
        </draw:frame>
        <draw:line draw:style-name="gr8" draw:text-style-name="P8" draw:layer="layout" svg:x1="26.224cm" svg:y1="19.414cm" svg:x2="26.224cm" svg:y2="19.943cm">
          <text:p/>
        </draw:line>
        <draw:rect draw:style-name="gr1" draw:text-style-name="P1" draw:layer="layout" svg:width="3.389cm" svg:height="1.535cm" svg:x="24.485cm" svg:y="20.103cm" draw:corner-radius="0.194cm">
          <text:p/>
        </draw:rect>
        <draw:frame draw:style-name="gr48" draw:text-style-name="P40" draw:layer="layout" svg:width="5.705cm" svg:height="3.265cm" svg:x="28.666cm" svg:y="3.466cm">
          <draw:text-box>
            <text:p text:style-name="P29"><text:span text:style-name="T9">By </text:span><text:span text:style-name="T10">xl-tech</text:span></text:p>
            <text:p text:style-name="P29"><text:span text:style-name="T4">(</text:span><text:span text:style-name="T4"><text:a xlink:href="https://github.com/xl-tech" xlink:type="simple">https://github.com/xl-tech</text:a></text:span><text:span text:style-name="T4">)</text:span></text:p>
            <text:p text:style-name="P29"><text:span text:style-name="T6"/></text:p>
            <text:p text:style-name="P29"><text:span text:style-name="T4">Based on flowcharts made by </text:span><text:span text:style-name="T11">soulburner</text:span></text:p>
            <text:p text:style-name="P36"><text:span text:style-name="T2">(</text:span><text:span text:style-name="T2"><text:a xlink:href="https://habr.com/users/soulburner" xlink:type="simple">https://habr.com/users/soulburner</text:a></text:span><text:span text:style-name="T2">)</text:span></text:p>
            <text:p text:style-name="P36"><text:span text:style-name="T2"/></text:p>
            <text:p text:style-name="P36"><text:span text:style-name="T2">Translation is done using Google Translate</text:span></text:p>
            <text:p text:style-name="P36"><text:span text:style-name="T2">and ChatGPT</text:span></text:p>
            <text:p text:style-name="P36"><text:span text:style-name="T2"/></text:p>
          </draw:text-box>
        </draw:frame>
        <draw:frame draw:style-name="gr49" draw:text-style-name="P42" draw:layer="layout" svg:width="2.867cm" svg:height="0.852cm" svg:x="6.395cm" svg:y="18.045cm">
          <draw:text-box>
            <text:p text:style-name="P41"><text:span text:style-name="T4">You see ΑβΔδηΘθΞξΦφΩω?</text:span></text:p>
          </draw:text-box>
        </draw:frame>
        <draw:frame draw:style-name="gr50" draw:text-style-name="P44" draw:layer="layout" svg:width="2.915cm" svg:height="1.12cm" svg:x="6.291cm" svg:y="20.343cm">
          <draw:text-box>
            <text:p text:style-name="P43"><text:span text:style-name="T4">Greek</text:span></text:p>
            <text:p text:style-name="P43"><text:span text:style-name="T6">Γεια σου κόσμο</text:span></text:p>
          </draw:text-box>
        </draw:frame>
        <draw:frame draw:style-name="gr51" draw:text-style-name="P44" draw:layer="layout" svg:width="2.463cm" svg:height="1.12cm" svg:x="11.112cm" svg:y="20.359cm">
          <draw:text-box>
            <text:p text:style-name="P43"><text:span text:style-name="T4">Russian</text:span></text:p>
            <text:p text:style-name="P43"><text:span text:style-name="T6">Привет мир</text:span></text:p>
          </draw:text-box>
        </draw:frame>
        <draw:frame draw:style-name="gr52" draw:text-style-name="P44" draw:layer="layout" svg:width="2.743cm" svg:height="1.076cm" svg:x="20.189cm" svg:y="17.994cm">
          <draw:text-box>
            <text:p text:style-name="P36"><text:span text:style-name="T2">A lot of Ъ and Ѝ? А̀?</text:span></text:p>
            <text:p text:style-name="P36"><text:span text:style-name="T2">But no Э and Ы?</text:span></text:p>
          </draw:text-box>
        </draw:frame>
        <draw:frame draw:style-name="gr53" draw:text-style-name="P44" draw:layer="layout" svg:width="2.692cm" svg:height="1.595cm" svg:x="20.285cm" svg:y="20.3cm">
          <draw:text-box>
            <text:p text:style-name="P43"><text:span text:style-name="T4">Bulgarian</text:span></text:p>
            <text:p text:style-name="P43"><text:span text:style-name="T6">Здравей свят</text:span></text:p>
            <text:p text:style-name="P43"><text:span text:style-name="T4"/></text:p>
          </draw:text-box>
        </draw:frame>
        <draw:frame draw:style-name="gr54" draw:text-style-name="P44" draw:layer="layout" svg:width="2.495cm" svg:height="1.351cm" svg:x="24.9cm" svg:y="17.831cm">
          <draw:text-box>
            <text:p text:style-name="P36"><text:span text:style-name="T2">Searh for Ґ, Є, І, Ї</text:span></text:p>
            <text:p text:style-name="P36"><text:span text:style-name="T2">Common endings:</text:span></text:p>
            <text:p text:style-name="P36"><text:span text:style-name="T2">-ИЙ, -Є, -И</text:span></text:p>
          </draw:text-box>
        </draw:frame>
        <draw:frame draw:style-name="gr55" draw:text-style-name="P44" draw:layer="layout" svg:width="2.56cm" svg:height="1.14cm" svg:x="24.947cm" svg:y="20.3cm">
          <draw:text-box>
            <text:p text:style-name="P29"><text:span text:style-name="T4">Ukrainian</text:span></text:p>
            <text:p text:style-name="P15"><text:span text:style-name="T6">Привіт світе </text:span></text:p>
          </draw:text-box>
        </draw:frame>
        <draw:rect draw:style-name="gr2" draw:text-style-name="P2" draw:layer="layout" svg:width="3.389cm" svg:height="1.535cm" svg:x="5.984cm" svg:y="22.502cm" draw:corner-radius="0.194cm">
          <text:p/>
        </draw:rect>
        <draw:frame draw:style-name="gr11" draw:text-style-name="P9" draw:layer="layout" svg:width="0.903cm" svg:height="0.526cm" svg:x="7.583cm" svg:y="24.169cm">
          <draw:text-box>
            <text:p><text:span text:style-name="T2">Yes</text:span></text:p>
          </draw:text-box>
        </draw:frame>
        <draw:line draw:style-name="gr8" draw:text-style-name="P8" draw:layer="layout" svg:x1="7.568cm" svg:y1="24.203cm" svg:x2="7.568cm" svg:y2="24.732cm">
          <text:p/>
        </draw:line>
        <draw:rect draw:style-name="gr1" draw:text-style-name="P1" draw:layer="layout" svg:width="3.389cm" svg:height="1.535cm" svg:x="5.984cm" svg:y="24.898cm" draw:corner-radius="0.194cm">
          <text:p/>
        </draw:rect>
        <draw:line draw:style-name="gr8" draw:text-style-name="P8" draw:layer="layout" svg:x1="9.619cm" svg:y1="23.3cm" svg:x2="10.522cm" svg:y2="23.298cm">
          <text:p/>
        </draw:line>
        <draw:frame draw:style-name="gr13" draw:text-style-name="P9" draw:layer="layout" svg:width="0.816cm" svg:height="0.801cm" svg:x="9.565cm" svg:y="22.881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572cm" svg:y="22.497cm" draw:corner-radius="0.194cm">
          <text:p/>
        </draw:rect>
        <draw:frame draw:style-name="gr11" draw:text-style-name="P9" draw:layer="layout" svg:width="0.903cm" svg:height="0.526cm" svg:x="12.182cm" svg:y="24.172cm">
          <draw:text-box>
            <text:p><text:span text:style-name="T2">Yes</text:span></text:p>
          </draw:text-box>
        </draw:frame>
        <draw:line draw:style-name="gr8" draw:text-style-name="P8" draw:layer="layout" svg:x1="12.224cm" svg:y1="24.231cm" svg:x2="12.224cm" svg:y2="24.76cm">
          <text:p/>
        </draw:line>
        <draw:rect draw:style-name="gr1" draw:text-style-name="P1" draw:layer="layout" svg:width="3.389cm" svg:height="1.535cm" svg:x="10.574cm" svg:y="24.892cm" draw:corner-radius="0.194cm">
          <text:p/>
        </draw:rect>
        <draw:line draw:style-name="gr8" draw:text-style-name="P8" draw:layer="layout" svg:x1="14.185cm" svg:y1="23.295cm" svg:x2="15.088cm" svg:y2="23.293cm">
          <text:p/>
        </draw:line>
        <draw:rect draw:style-name="gr2" draw:text-style-name="P2" draw:layer="layout" svg:width="3.389cm" svg:height="1.535cm" svg:x="15.254cm" svg:y="22.498cm" draw:corner-radius="0.194cm">
          <text:p/>
        </draw:rect>
        <draw:frame draw:style-name="gr11" draw:text-style-name="P9" draw:layer="layout" svg:width="0.903cm" svg:height="0.526cm" svg:x="17.001cm" svg:y="24.171cm">
          <draw:text-box>
            <text:p><text:span text:style-name="T2">Yes</text:span></text:p>
          </draw:text-box>
        </draw:frame>
        <draw:line draw:style-name="gr8" draw:text-style-name="P8" draw:layer="layout" svg:x1="17.014cm" svg:y1="24.202cm" svg:x2="17.014cm" svg:y2="24.731cm">
          <text:p/>
        </draw:line>
        <draw:rect draw:style-name="gr1" draw:text-style-name="P1" draw:layer="layout" svg:width="3.389cm" svg:height="1.535cm" svg:x="15.256cm" svg:y="24.905cm" draw:corner-radius="0.194cm">
          <text:p/>
        </draw:rect>
        <draw:frame draw:style-name="gr13" draw:text-style-name="P9" draw:layer="layout" svg:width="0.816cm" svg:height="0.801cm" svg:x="14.101cm" svg:y="22.873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8.884cm" svg:y1="23.3cm" svg:x2="19.787cm" svg:y2="23.298cm">
          <text:p/>
        </draw:line>
        <draw:rect draw:style-name="gr2" draw:text-style-name="P2" draw:layer="layout" svg:width="3.389cm" svg:height="1.535cm" svg:x="19.865cm" svg:y="22.493cm" draw:corner-radius="0.194cm">
          <text:p/>
        </draw:rect>
        <draw:frame draw:style-name="gr13" draw:text-style-name="P9" draw:layer="layout" svg:width="0.816cm" svg:height="0.801cm" svg:x="18.82cm" svg:y="22.87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1.575cm" svg:y="24.188cm">
          <draw:text-box>
            <text:p><text:span text:style-name="T2">Yes</text:span></text:p>
          </draw:text-box>
        </draw:frame>
        <draw:line draw:style-name="gr8" draw:text-style-name="P8" draw:layer="layout" svg:x1="21.609cm" svg:y1="24.208cm" svg:x2="21.609cm" svg:y2="24.737cm">
          <text:p/>
        </draw:line>
        <draw:rect draw:style-name="gr1" draw:text-style-name="P1" draw:layer="layout" svg:width="3.389cm" svg:height="1.535cm" svg:x="19.87cm" svg:y="24.897cm" draw:corner-radius="0.194cm">
          <text:p/>
        </draw:rect>
        <draw:frame draw:style-name="gr47" draw:text-style-name="P9" draw:layer="layout" svg:width="0.816cm" svg:height="1.187cm" svg:x="24.516cm" svg:y="24.528cm">
          <draw:text-box>
            <text:p/>
          </draw:text-box>
        </draw:frame>
        <draw:line draw:style-name="gr8" draw:text-style-name="P8" draw:layer="layout" svg:x1="23.476cm" svg:y1="23.283cm" svg:x2="24.379cm" svg:y2="23.281cm">
          <text:p/>
        </draw:line>
        <draw:rect draw:style-name="gr2" draw:text-style-name="P2" draw:layer="layout" svg:width="3.389cm" svg:height="1.535cm" svg:x="24.457cm" svg:y="22.476cm" draw:corner-radius="0.194cm">
          <text:p/>
        </draw:rect>
        <draw:frame draw:style-name="gr13" draw:text-style-name="P9" draw:layer="layout" svg:width="0.816cm" svg:height="0.801cm" svg:x="23.412cm" svg:y="22.853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6.167cm" svg:y="24.171cm">
          <draw:text-box>
            <text:p><text:span text:style-name="T2">Yes</text:span></text:p>
          </draw:text-box>
        </draw:frame>
        <draw:line draw:style-name="gr8" draw:text-style-name="P8" draw:layer="layout" svg:x1="26.201cm" svg:y1="24.191cm" svg:x2="26.201cm" svg:y2="24.72cm">
          <text:p/>
        </draw:line>
        <draw:rect draw:style-name="gr1" draw:text-style-name="P1" draw:layer="layout" svg:width="3.389cm" svg:height="1.535cm" svg:x="24.462cm" svg:y="24.88cm" draw:corner-radius="0.194cm">
          <text:p/>
        </draw:rect>
        <draw:frame draw:style-name="gr56" draw:text-style-name="P42" draw:layer="layout" svg:width="2.867cm" svg:height="1.308cm" svg:x="15.681cm" svg:y="18.073cm">
          <draw:text-box>
            <text:p text:style-name="P19"><text:span text:style-name="T4">See Ў and I? Дз and Дж?</text:span></text:p>
          </draw:text-box>
        </draw:frame>
        <draw:frame draw:style-name="gr57" draw:text-style-name="P44" draw:layer="layout" svg:width="3.402cm" svg:height="1.626cm" svg:x="24.433cm" svg:y="22.479cm">
          <draw:text-box>
            <text:p text:style-name="P36"><text:span text:style-name="T2">You see Өө or Үү</text:span></text:p>
            <text:p text:style-name="P36"><text:span text:style-name="T2">Words ending with</text:span></text:p>
            <text:p text:style-name="P36"><text:span text:style-name="T2">ГҮЙ, ТАЙ, ЫН, ИЙН, ДАГ,</text:span></text:p>
            <text:p text:style-name="P36"><text:span text:style-name="T2">ГАА, ЧИН, НА, double УУ</text:span></text:p>
          </draw:text-box>
        </draw:frame>
        <draw:frame draw:style-name="gr58" draw:text-style-name="P44" draw:layer="layout" svg:width="3.046cm" svg:height="1.12cm" svg:x="24.643cm" svg:y="25.06cm">
          <draw:text-box>
            <text:p text:style-name="P43"><text:span text:style-name="T4">Mongolian</text:span></text:p>
            <text:p text:style-name="P43"><text:span text:style-name="T6">Сайн уу дэлхий</text:span></text:p>
          </draw:text-box>
        </draw:frame>
        <draw:frame draw:style-name="gr59" draw:text-style-name="P44" draw:layer="layout" svg:width="2.528cm" svg:height="1.595cm" svg:x="20.362cm" svg:y="25.077cm">
          <draw:text-box>
            <text:p text:style-name="P43"><text:span text:style-name="T4">Kazakh</text:span></text:p>
            <text:p text:style-name="P43"><text:span text:style-name="T6">Сәлем әлем</text:span></text:p>
            <text:p text:style-name="P43"><text:span text:style-name="T4"/></text:p>
          </draw:text-box>
        </draw:frame>
        <draw:frame draw:style-name="gr60" draw:text-style-name="P44" draw:layer="layout" svg:width="3.204cm" svg:height="1.595cm" svg:x="15.418cm" svg:y="20.358cm">
          <draw:text-box>
            <text:p text:style-name="P43"><text:span text:style-name="T4">Belarusian</text:span></text:p>
            <text:p text:style-name="P43"><text:span text:style-name="T6">Прывітанне свет</text:span></text:p>
            <text:p text:style-name="P43"><text:span text:style-name="T4"/></text:p>
          </draw:text-box>
        </draw:frame>
        <draw:frame draw:style-name="gr61" draw:text-style-name="P44" draw:layer="layout" svg:width="3.614cm" svg:height="1.916cm" svg:x="5.887cm" svg:y="22.585cm">
          <draw:text-box>
            <text:p text:style-name="P29"><text:span text:style-name="T4">Search for Љ, Њ, Ђ, Ћ, Џ, J</text:span></text:p>
            <text:p text:style-name="P12"><text:span text:style-name="T4">(also can be Latin with</text:span></text:p>
            <text:p text:style-name="P12"><text:span text:style-name="T4">Lj, Nj, Dž) </text:span></text:p>
            <text:p text:style-name="P29"><text:span text:style-name="T4"/></text:p>
            <text:p text:style-name="P29"><text:span text:style-name="T4"/></text:p>
          </draw:text-box>
        </draw:frame>
        <draw:frame draw:style-name="gr62" draw:text-style-name="P44" draw:layer="layout" svg:width="2.489cm" svg:height="1.595cm" svg:x="6.364cm" svg:y="25.127cm">
          <draw:text-box>
            <text:p text:style-name="P43"><text:span text:style-name="T4">Serbian</text:span></text:p>
            <text:p text:style-name="P43"><text:span text:style-name="T6">Здраво свет</text:span></text:p>
            <text:p text:style-name="P43"><text:span text:style-name="T4"/></text:p>
          </draw:text-box>
        </draw:frame>
        <draw:frame draw:style-name="gr63" draw:text-style-name="P44" draw:layer="layout" svg:width="3.041cm" svg:height="0.667cm" svg:x="10.749cm" svg:y="22.975cm">
          <draw:text-box>
            <text:p text:style-name="P36"><text:span text:style-name="T2">Check for <text:s/>Ѓ, Ќ, S and J</text:span></text:p>
          </draw:text-box>
        </draw:frame>
        <draw:frame draw:style-name="gr64" draw:text-style-name="P45" draw:layer="layout" svg:width="2.926cm" svg:height="1.514cm" svg:x="10.833cm" svg:y="25.142cm">
          <draw:text-box>
            <text:p text:style-name="P43"><text:span text:style-name="T4">Macedonian</text:span></text:p>
            <text:p text:style-name="P43"><text:span text:style-name="T6">Здраво светот</text:span></text:p>
          </draw:text-box>
        </draw:frame>
        <draw:frame draw:style-name="gr65" draw:text-style-name="P44" draw:layer="layout" svg:width="3.532cm" svg:height="1.076cm" svg:x="20.356cm" svg:y="22.811cm">
          <draw:text-box>
            <text:p text:style-name="P36"><text:span text:style-name="T2">Non Slavic Cyrillic?</text:span></text:p>
            <text:p text:style-name="P36"><text:span text:style-name="T2">Қ, Ң, Ө, Ү and ә?</text:span></text:p>
            <text:p text:style-name="P36"><text:span text:style-name="T2"/></text:p>
          </draw:text-box>
        </draw:frame>
        <draw:line draw:style-name="gr18" draw:text-style-name="P8" draw:layer="layout" svg:x1="27.957cm" svg:y1="18.575cm" svg:x2="28.884cm" svg:y2="18.572cm">
          <text:p/>
        </draw:line>
        <draw:line draw:style-name="gr18" draw:text-style-name="P8" draw:layer="layout" svg:x1="28.901cm" svg:y1="18.555cm" svg:x2="28.901cm" svg:y2="22.206cm">
          <text:p/>
        </draw:line>
        <draw:line draw:style-name="gr18" draw:text-style-name="P8" draw:layer="layout" svg:x1="7.618cm" svg:y1="22.175cm" svg:x2="28.881cm" svg:y2="22.192cm">
          <text:p/>
        </draw:line>
        <draw:frame draw:style-name="gr13" draw:text-style-name="P9" draw:layer="layout" svg:width="0.816cm" svg:height="0.801cm" svg:x="28.779cm" svg:y="20.019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7.639cm" svg:y1="22.189cm" svg:x2="7.635cm" svg:y2="22.465cm">
          <text:p/>
        </draw:line>
        <draw:line draw:style-name="gr18" draw:text-style-name="P8" draw:layer="layout" svg:x1="27.962cm" svg:y1="23.259cm" svg:x2="28.889cm" svg:y2="23.256cm">
          <text:p/>
        </draw:line>
        <draw:line draw:style-name="gr18" draw:text-style-name="P8" draw:layer="layout" svg:x1="28.906cm" svg:y1="23.239cm" svg:x2="28.906cm" svg:y2="26.89cm">
          <text:p/>
        </draw:line>
        <draw:frame draw:style-name="gr13" draw:text-style-name="P9" draw:layer="layout" svg:width="0.816cm" svg:height="0.801cm" svg:x="28.784cm" svg:y="24.703cm">
          <draw:text-box>
            <text:p><text:span text:style-name="T2">No</text:span></text:p>
            <text:p><text:span text:style-name="T2"/></text:p>
          </draw:text-box>
        </draw:frame>
        <draw:line draw:style-name="gr18" draw:text-style-name="P8" draw:layer="layout" svg:x1="7.618cm" svg:y1="26.86cm" svg:x2="28.881cm" svg:y2="26.877cm">
          <text:p/>
        </draw:line>
        <draw:rect draw:style-name="gr2" draw:text-style-name="P2" draw:layer="layout" svg:width="3.389cm" svg:height="1.535cm" svg:x="5.99cm" svg:y="27.21cm" draw:corner-radius="0.194cm">
          <text:p/>
        </draw:rect>
        <draw:frame draw:style-name="gr11" draw:text-style-name="P9" draw:layer="layout" svg:width="0.903cm" svg:height="0.526cm" svg:x="7.6cm" svg:y="28.885cm">
          <draw:text-box>
            <text:p><text:span text:style-name="T2">Yes</text:span></text:p>
          </draw:text-box>
        </draw:frame>
        <draw:line draw:style-name="gr8" draw:text-style-name="P8" draw:layer="layout" svg:x1="7.642cm" svg:y1="28.944cm" svg:x2="7.642cm" svg:y2="29.473cm">
          <text:p/>
        </draw:line>
        <draw:rect draw:style-name="gr1" draw:text-style-name="P1" draw:layer="layout" svg:width="3.389cm" svg:height="1.535cm" svg:x="5.992cm" svg:y="29.605cm" draw:corner-radius="0.194cm">
          <text:p/>
        </draw:rect>
        <draw:line draw:style-name="gr8" draw:text-style-name="P8" draw:layer="layout" svg:x1="9.603cm" svg:y1="28.008cm" svg:x2="10.506cm" svg:y2="28.006cm">
          <text:p/>
        </draw:line>
        <draw:rect draw:style-name="gr2" draw:text-style-name="P2" draw:layer="layout" svg:width="3.389cm" svg:height="1.535cm" svg:x="10.672cm" svg:y="27.211cm" draw:corner-radius="0.194cm">
          <text:p/>
        </draw:rect>
        <draw:frame draw:style-name="gr11" draw:text-style-name="P9" draw:layer="layout" svg:width="0.903cm" svg:height="0.526cm" svg:x="12.419cm" svg:y="28.884cm">
          <draw:text-box>
            <text:p><text:span text:style-name="T2">Yes</text:span></text:p>
          </draw:text-box>
        </draw:frame>
        <draw:line draw:style-name="gr8" draw:text-style-name="P8" draw:layer="layout" svg:x1="12.432cm" svg:y1="28.915cm" svg:x2="12.432cm" svg:y2="29.444cm">
          <text:p/>
        </draw:line>
        <draw:rect draw:style-name="gr1" draw:text-style-name="P1" draw:layer="layout" svg:width="3.389cm" svg:height="1.535cm" svg:x="10.674cm" svg:y="29.618cm" draw:corner-radius="0.194cm">
          <text:p/>
        </draw:rect>
        <draw:frame draw:style-name="gr13" draw:text-style-name="P9" draw:layer="layout" svg:width="0.816cm" svg:height="0.801cm" svg:x="9.519cm" svg:y="27.586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4.302cm" svg:y1="28.013cm" svg:x2="15.205cm" svg:y2="28.011cm">
          <text:p/>
        </draw:line>
        <draw:frame draw:style-name="gr13" draw:text-style-name="P9" draw:layer="layout" svg:width="0.816cm" svg:height="0.801cm" svg:x="14.238cm" svg:y="27.583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16.993cm" svg:y="28.994cm">
          <draw:text-box>
            <text:p><text:span text:style-name="T2">Yes</text:span></text:p>
          </draw:text-box>
        </draw:frame>
        <draw:line draw:style-name="gr8" draw:text-style-name="P8" draw:layer="layout" svg:x1="17.027cm" svg:y1="28.921cm" svg:x2="17.027cm" svg:y2="29.45cm">
          <text:p/>
        </draw:line>
        <draw:frame draw:style-name="gr66" draw:text-style-name="P44" draw:layer="layout" svg:width="3.402cm" svg:height="1.188cm" svg:x="10.941cm" svg:y="27.541cm">
          <draw:text-box>
            <text:p text:style-name="P36"><text:span text:style-name="T2">More strange Cyrillic?</text:span></text:p>
            <text:p text:style-name="P36"><text:span text:style-name="T2">ҧ, ҭ, ҟ, ҕ, ҩ?</text:span></text:p>
          </draw:text-box>
        </draw:frame>
        <draw:frame draw:style-name="gr58" draw:text-style-name="P44" draw:layer="layout" svg:width="3.046cm" svg:height="1.12cm" svg:x="10.861cm" svg:y="29.817cm">
          <draw:text-box>
            <text:p text:style-name="P43"><text:span text:style-name="T4">Abkhaz</text:span></text:p>
            <text:p text:style-name="P43"><text:span text:style-name="T6">Салам адунеи</text:span></text:p>
          </draw:text-box>
        </draw:frame>
        <draw:frame draw:style-name="gr67" draw:text-style-name="P44" draw:layer="layout" svg:width="3.504cm" svg:height="0.801cm" svg:x="15.302cm" svg:y="27.604cm">
          <draw:text-box>
            <text:p text:style-name="P36"><text:span text:style-name="T2">Strange non-Slavic Cyrillic?</text:span></text:p>
            <text:p text:style-name="P36"><text:span text:style-name="T2">Ӕ, æ?</text:span></text:p>
          </draw:text-box>
        </draw:frame>
        <draw:frame draw:style-name="gr68" draw:text-style-name="P45" draw:layer="layout" svg:width="2.926cm" svg:height="1.514cm" svg:x="15.778cm" svg:y="29.833cm">
          <draw:text-box>
            <text:p text:style-name="P43"><text:span text:style-name="T4">Ossetian</text:span></text:p>
            <text:p text:style-name="P43"><text:span text:style-name="T6">Салам дуне</text:span></text:p>
          </draw:text-box>
        </draw:frame>
        <draw:frame draw:style-name="gr65" draw:text-style-name="P14" draw:layer="layout" svg:width="3.532cm" svg:height="1.076cm" svg:x="15.483cm" svg:y="22.86cm">
          <draw:text-box>
            <text:p text:style-name="P10"><text:span text:style-name="T2">Looks Serbian but with Кљ?</text:span></text:p>
          </draw:text-box>
        </draw:frame>
        <draw:line draw:style-name="gr8" draw:text-style-name="P8" draw:layer="layout" svg:x1="7.637cm" svg:y1="26.878cm" svg:x2="7.633cm" svg:y2="27.154cm">
          <text:p/>
        </draw:line>
        <draw:frame draw:style-name="gr69" draw:text-style-name="P44" draw:layer="layout" svg:width="2.778cm" svg:height="1.595cm" svg:x="15.622cm" svg:y="25.143cm">
          <draw:text-box>
            <text:p text:style-name="P43"><text:span text:style-name="T4">Montenegrin</text:span></text:p>
            <text:p text:style-name="P43"><text:span text:style-name="T6">Здраво свете </text:span></text:p>
            <text:p text:style-name="P43"><text:span text:style-name="T4"/></text:p>
          </draw:text-box>
        </draw:frame>
        <draw:line draw:style-name="gr8" draw:text-style-name="P8" draw:layer="layout" svg:x1="3.253cm" svg:y1="19.495cm" svg:x2="3.334cm" svg:y2="31.785cm">
          <text:p/>
        </draw:line>
        <draw:frame draw:style-name="gr13" draw:text-style-name="P9" draw:layer="layout" svg:width="0.816cm" svg:height="0.801cm" svg:x="3.226cm" svg:y="24.663cm">
          <draw:text-box>
            <text:p><text:span text:style-name="T2">No</text:span></text:p>
            <text:p><text:span text:style-name="T2"/></text:p>
          </draw:text-box>
        </draw:frame>
        <draw:rect draw:style-name="gr5" draw:text-style-name="P5" draw:layer="layout" svg:width="3.389cm" svg:height="1.535cm" svg:x="1.587cm" svg:y="32.084cm" draw:corner-radius="0.194cm">
          <text:p/>
        </draw:rect>
        <draw:frame draw:style-name="gr70" draw:text-style-name="P11" draw:layer="layout" svg:width="3.252cm" svg:height="2.275cm" svg:x="2.646cm" svg:y="32.532cm">
          <draw:text-box>
            <text:p text:style-name="P10"><text:span text:style-name="T2">Latin?</text:span></text:p>
            <text:p text:style-name="P6"><text:span text:style-name="T2"/></text:p>
            <text:p text:style-name="P6"><text:span text:style-name="T2"/></text:p>
          </draw:text-box>
        </draw:frame>
        <draw:line draw:style-name="gr8" draw:text-style-name="P8" draw:layer="layout" svg:x1="5.09cm" svg:y1="32.92cm" svg:x2="5.993cm" svg:y2="32.918cm">
          <text:p/>
        </draw:line>
        <draw:frame draw:style-name="gr9" draw:text-style-name="P9" draw:layer="layout" svg:width="0.903cm" svg:height="0.526cm" svg:x="4.973cm" svg:y="32.493cm">
          <draw:text-box>
            <text:p><text:span text:style-name="T2">Yes</text:span></text:p>
          </draw:text-box>
        </draw:frame>
        <draw:rect draw:style-name="gr2" draw:text-style-name="P2" draw:layer="layout" svg:width="3.389cm" svg:height="1.535cm" svg:x="6.025cm" svg:y="32.118cm" draw:corner-radius="0.194cm">
          <text:p/>
        </draw:rect>
        <draw:frame draw:style-name="gr11" draw:text-style-name="P9" draw:layer="layout" svg:width="0.903cm" svg:height="0.526cm" svg:x="7.624cm" svg:y="33.785cm">
          <draw:text-box>
            <text:p><text:span text:style-name="T2">Yes</text:span></text:p>
          </draw:text-box>
        </draw:frame>
        <draw:line draw:style-name="gr8" draw:text-style-name="P8" draw:layer="layout" svg:x1="7.609cm" svg:y1="33.819cm" svg:x2="7.609cm" svg:y2="34.348cm">
          <text:p/>
        </draw:line>
        <draw:rect draw:style-name="gr71" draw:text-style-name="P46" draw:layer="layout" svg:width="3.389cm" svg:height="1.535cm" svg:x="6.025cm" svg:y="34.514cm" draw:corner-radius="0.194cm">
          <text:p/>
        </draw:rect>
        <draw:line draw:style-name="gr8" draw:text-style-name="P8" draw:layer="layout" svg:x1="9.66cm" svg:y1="32.916cm" svg:x2="10.563cm" svg:y2="32.914cm">
          <text:p/>
        </draw:line>
        <draw:frame draw:style-name="gr72" draw:text-style-name="P9" draw:layer="layout" svg:width="1.38cm" svg:height="0.801cm" svg:x="9.362cm" svg:y="32.307cm">
          <draw:text-box>
            <text:p><text:span text:style-name="T2">Yes, but</text:span></text:p>
            <text:p><text:span text:style-name="T2"/></text:p>
          </draw:text-box>
        </draw:frame>
        <draw:rect draw:style-name="gr2" draw:text-style-name="P2" draw:layer="layout" svg:width="3.389cm" svg:height="1.535cm" svg:x="10.613cm" svg:y="32.113cm" draw:corner-radius="0.194cm">
          <text:p/>
        </draw:rect>
        <draw:frame draw:style-name="gr11" draw:text-style-name="P9" draw:layer="layout" svg:width="0.903cm" svg:height="0.526cm" svg:x="12.223cm" svg:y="33.788cm">
          <draw:text-box>
            <text:p><text:span text:style-name="T2">Yes</text:span></text:p>
          </draw:text-box>
        </draw:frame>
        <draw:line draw:style-name="gr8" draw:text-style-name="P8" draw:layer="layout" svg:x1="12.265cm" svg:y1="33.847cm" svg:x2="12.265cm" svg:y2="34.376cm">
          <text:p/>
        </draw:line>
        <draw:rect draw:style-name="gr71" draw:text-style-name="P46" draw:layer="layout" svg:width="3.389cm" svg:height="1.535cm" svg:x="10.615cm" svg:y="34.508cm" draw:corner-radius="0.194cm">
          <text:p/>
        </draw:rect>
        <draw:line draw:style-name="gr8" draw:text-style-name="P8" draw:layer="layout" svg:x1="14.226cm" svg:y1="32.911cm" svg:x2="15.129cm" svg:y2="32.909cm">
          <text:p/>
        </draw:line>
        <draw:rect draw:style-name="gr2" draw:text-style-name="P2" draw:layer="layout" svg:width="3.389cm" svg:height="1.535cm" svg:x="15.295cm" svg:y="32.114cm" draw:corner-radius="0.194cm">
          <text:p/>
        </draw:rect>
        <draw:frame draw:style-name="gr11" draw:text-style-name="P9" draw:layer="layout" svg:width="0.903cm" svg:height="0.526cm" svg:x="17.042cm" svg:y="33.787cm">
          <draw:text-box>
            <text:p><text:span text:style-name="T2">Yes</text:span></text:p>
          </draw:text-box>
        </draw:frame>
        <draw:line draw:style-name="gr8" draw:text-style-name="P8" draw:layer="layout" svg:x1="17.055cm" svg:y1="33.818cm" svg:x2="17.055cm" svg:y2="34.347cm">
          <text:p/>
        </draw:line>
        <draw:rect draw:style-name="gr71" draw:text-style-name="P46" draw:layer="layout" svg:width="3.389cm" svg:height="1.535cm" svg:x="15.297cm" svg:y="34.521cm" draw:corner-radius="0.194cm">
          <text:p/>
        </draw:rect>
        <draw:frame draw:style-name="gr13" draw:text-style-name="P9" draw:layer="layout" svg:width="0.816cm" svg:height="0.801cm" svg:x="14.142cm" svg:y="32.489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8.925cm" svg:y1="32.916cm" svg:x2="19.828cm" svg:y2="32.914cm">
          <text:p/>
        </draw:line>
        <draw:rect draw:style-name="gr2" draw:text-style-name="P2" draw:layer="layout" svg:width="3.389cm" svg:height="1.535cm" svg:x="19.906cm" svg:y="32.109cm" draw:corner-radius="0.194cm">
          <text:p/>
        </draw:rect>
        <draw:frame draw:style-name="gr13" draw:text-style-name="P9" draw:layer="layout" svg:width="0.816cm" svg:height="0.801cm" svg:x="18.861cm" svg:y="32.486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1.616cm" svg:y="33.804cm">
          <draw:text-box>
            <text:p><text:span text:style-name="T2">Yes</text:span></text:p>
          </draw:text-box>
        </draw:frame>
        <draw:line draw:style-name="gr8" draw:text-style-name="P8" draw:layer="layout" svg:x1="21.65cm" svg:y1="33.824cm" svg:x2="21.65cm" svg:y2="34.353cm">
          <text:p/>
        </draw:line>
        <draw:rect draw:style-name="gr71" draw:text-style-name="P46" draw:layer="layout" svg:width="3.389cm" svg:height="1.535cm" svg:x="19.911cm" svg:y="34.513cm" draw:corner-radius="0.194cm">
          <text:p/>
        </draw:rect>
        <draw:frame draw:style-name="gr47" draw:text-style-name="P9" draw:layer="layout" svg:width="0.816cm" svg:height="1.187cm" svg:x="24.557cm" svg:y="34.144cm">
          <draw:text-box>
            <text:p/>
          </draw:text-box>
        </draw:frame>
        <draw:line draw:style-name="gr8" draw:text-style-name="P8" draw:layer="layout" svg:x1="23.517cm" svg:y1="32.899cm" svg:x2="24.42cm" svg:y2="32.897cm">
          <text:p/>
        </draw:line>
        <draw:rect draw:style-name="gr2" draw:text-style-name="P2" draw:layer="layout" svg:width="3.389cm" svg:height="1.535cm" svg:x="24.498cm" svg:y="32.092cm" draw:corner-radius="0.194cm">
          <text:p/>
        </draw:rect>
        <draw:frame draw:style-name="gr13" draw:text-style-name="P9" draw:layer="layout" svg:width="0.816cm" svg:height="0.801cm" svg:x="23.453cm" svg:y="32.469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6.208cm" svg:y="33.787cm">
          <draw:text-box>
            <text:p><text:span text:style-name="T2">Yes</text:span></text:p>
          </draw:text-box>
        </draw:frame>
        <draw:line draw:style-name="gr8" draw:text-style-name="P8" draw:layer="layout" svg:x1="26.242cm" svg:y1="33.807cm" svg:x2="26.242cm" svg:y2="34.336cm">
          <text:p/>
        </draw:line>
        <draw:rect draw:style-name="gr71" draw:text-style-name="P46" draw:layer="layout" svg:width="3.389cm" svg:height="1.535cm" svg:x="24.503cm" svg:y="34.496cm" draw:corner-radius="0.194cm">
          <text:p/>
        </draw:rect>
        <draw:frame draw:style-name="gr73" draw:text-style-name="P42" draw:layer="layout" svg:width="3.352cm" svg:height="1.926cm" svg:x="6.156cm" svg:y="32.114cm">
          <draw:text-box>
            <text:p text:style-name="P41"><text:span text:style-name="T4">English? Search on signs: Elevator, Trashcan, Gas station, Restroom, Center, Theater, Color</text:span></text:p>
          </draw:text-box>
        </draw:frame>
        <draw:frame draw:style-name="gr50" draw:text-style-name="P44" draw:layer="layout" svg:width="2.915cm" svg:height="1.12cm" svg:x="6.626cm" svg:y="34.719cm">
          <draw:text-box>
            <text:p text:style-name="P43"><text:span text:style-name="T4">American English</text:span></text:p>
            <text:p text:style-name="P43"><text:span text:style-name="T6">Hello world</text:span></text:p>
          </draw:text-box>
        </draw:frame>
        <draw:frame draw:style-name="gr51" draw:text-style-name="P44" draw:layer="layout" svg:width="2.463cm" svg:height="1.12cm" svg:x="11.253cm" svg:y="34.717cm">
          <draw:text-box>
            <text:p text:style-name="P43"><text:span text:style-name="T4">British English</text:span></text:p>
            <text:p text:style-name="P43"><text:span text:style-name="T6">Hello world</text:span></text:p>
          </draw:text-box>
        </draw:frame>
        <draw:frame draw:style-name="gr74" draw:text-style-name="P44" draw:layer="layout" svg:width="3.723cm" svg:height="1.351cm" svg:x="20.229cm" svg:y="32.211cm">
          <draw:text-box>
            <text:p text:style-name="P36"><text:span text:style-name="T2">Looks like German, but no ß?</text:span></text:p>
            <text:p text:style-name="P36"><text:span text:style-name="T2">Also have ä, ë, ï, ö, ü, and é?</text:span></text:p>
          </draw:text-box>
        </draw:frame>
        <draw:frame draw:style-name="gr53" draw:text-style-name="P44" draw:layer="layout" svg:width="2.692cm" svg:height="1.595cm" svg:x="20.435cm" svg:y="34.693cm">
          <draw:text-box>
            <text:p text:style-name="P31"><text:span text:style-name="T4">Luxembourgish</text:span></text:p>
            <text:p text:style-name="P47"><text:span text:style-name="T6">Moien Welt</text:span></text:p>
            <text:p text:style-name="P47"><text:span text:style-name="T4"/></text:p>
          </draw:text-box>
        </draw:frame>
        <draw:frame draw:style-name="gr54" draw:text-style-name="P44" draw:layer="layout" svg:width="2.495cm" svg:height="1.351cm" svg:x="25.095cm" svg:y="32.345cm">
          <draw:text-box>
            <text:p text:style-name="P36"><text:span text:style-name="T2">You see a lot of</text:span></text:p>
            <text:p text:style-name="P36"><text:span text:style-name="T2">Ă, Â, Î, Ș, and Ț</text:span></text:p>
          </draw:text-box>
        </draw:frame>
        <draw:frame draw:style-name="gr75" draw:text-style-name="P44" draw:layer="layout" svg:width="2.279cm" svg:height="1.12cm" svg:x="25.065cm" svg:y="34.693cm">
          <draw:text-box>
            <text:p text:style-name="P36"><text:span text:style-name="T2">Romanian</text:span></text:p>
            <text:p text:style-name="P43"><text:span text:style-name="T6">Salut Lume</text:span></text:p>
          </draw:text-box>
        </draw:frame>
        <draw:rect draw:style-name="gr2" draw:text-style-name="P2" draw:layer="layout" svg:width="3.389cm" svg:height="1.535cm" svg:x="6.002cm" svg:y="36.895cm" draw:corner-radius="0.194cm">
          <text:p/>
        </draw:rect>
        <draw:frame draw:style-name="gr11" draw:text-style-name="P9" draw:layer="layout" svg:width="0.903cm" svg:height="0.526cm" svg:x="7.601cm" svg:y="38.562cm">
          <draw:text-box>
            <text:p><text:span text:style-name="T2">Yes</text:span></text:p>
          </draw:text-box>
        </draw:frame>
        <draw:line draw:style-name="gr8" draw:text-style-name="P8" draw:layer="layout" svg:x1="7.586cm" svg:y1="38.596cm" svg:x2="7.586cm" svg:y2="39.125cm">
          <text:p/>
        </draw:line>
        <draw:rect draw:style-name="gr71" draw:text-style-name="P46" draw:layer="layout" svg:width="3.389cm" svg:height="1.535cm" svg:x="6.002cm" svg:y="39.291cm" draw:corner-radius="0.194cm">
          <text:p/>
        </draw:rect>
        <draw:line draw:style-name="gr8" draw:text-style-name="P8" draw:layer="layout" svg:x1="9.637cm" svg:y1="37.693cm" svg:x2="10.54cm" svg:y2="37.691cm">
          <text:p/>
        </draw:line>
        <draw:frame draw:style-name="gr13" draw:text-style-name="P9" draw:layer="layout" svg:width="0.816cm" svg:height="0.801cm" svg:x="9.583cm" svg:y="37.274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59cm" svg:y="36.89cm" draw:corner-radius="0.194cm">
          <text:p/>
        </draw:rect>
        <draw:frame draw:style-name="gr11" draw:text-style-name="P9" draw:layer="layout" svg:width="0.903cm" svg:height="0.526cm" svg:x="12.2cm" svg:y="38.565cm">
          <draw:text-box>
            <text:p><text:span text:style-name="T2">Yes</text:span></text:p>
          </draw:text-box>
        </draw:frame>
        <draw:line draw:style-name="gr8" draw:text-style-name="P8" draw:layer="layout" svg:x1="12.242cm" svg:y1="38.624cm" svg:x2="12.242cm" svg:y2="39.153cm">
          <text:p/>
        </draw:line>
        <draw:rect draw:style-name="gr71" draw:text-style-name="P46" draw:layer="layout" svg:width="3.389cm" svg:height="1.535cm" svg:x="10.592cm" svg:y="39.285cm" draw:corner-radius="0.194cm">
          <text:p/>
        </draw:rect>
        <draw:line draw:style-name="gr8" draw:text-style-name="P8" draw:layer="layout" svg:x1="14.203cm" svg:y1="37.688cm" svg:x2="15.106cm" svg:y2="37.686cm">
          <text:p/>
        </draw:line>
        <draw:rect draw:style-name="gr2" draw:text-style-name="P2" draw:layer="layout" svg:width="3.389cm" svg:height="1.535cm" svg:x="15.272cm" svg:y="36.891cm" draw:corner-radius="0.194cm">
          <text:p/>
        </draw:rect>
        <draw:frame draw:style-name="gr11" draw:text-style-name="P9" draw:layer="layout" svg:width="0.903cm" svg:height="0.526cm" svg:x="17.019cm" svg:y="38.564cm">
          <draw:text-box>
            <text:p><text:span text:style-name="T2">Yes</text:span></text:p>
          </draw:text-box>
        </draw:frame>
        <draw:line draw:style-name="gr8" draw:text-style-name="P8" draw:layer="layout" svg:x1="17.032cm" svg:y1="38.595cm" svg:x2="17.032cm" svg:y2="39.124cm">
          <text:p/>
        </draw:line>
        <draw:rect draw:style-name="gr71" draw:text-style-name="P46" draw:layer="layout" svg:width="3.389cm" svg:height="1.535cm" svg:x="15.274cm" svg:y="39.298cm" draw:corner-radius="0.194cm">
          <text:p/>
        </draw:rect>
        <draw:frame draw:style-name="gr13" draw:text-style-name="P9" draw:layer="layout" svg:width="0.816cm" svg:height="0.801cm" svg:x="14.119cm" svg:y="37.266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8.902cm" svg:y1="37.693cm" svg:x2="19.805cm" svg:y2="37.691cm">
          <text:p/>
        </draw:line>
        <draw:rect draw:style-name="gr2" draw:text-style-name="P2" draw:layer="layout" svg:width="3.389cm" svg:height="1.535cm" svg:x="19.883cm" svg:y="36.886cm" draw:corner-radius="0.194cm">
          <text:p/>
        </draw:rect>
        <draw:frame draw:style-name="gr13" draw:text-style-name="P9" draw:layer="layout" svg:width="0.816cm" svg:height="0.801cm" svg:x="18.838cm" svg:y="37.263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1.593cm" svg:y="38.581cm">
          <draw:text-box>
            <text:p><text:span text:style-name="T2">Yes</text:span></text:p>
          </draw:text-box>
        </draw:frame>
        <draw:line draw:style-name="gr8" draw:text-style-name="P8" draw:layer="layout" svg:x1="21.627cm" svg:y1="38.601cm" svg:x2="21.627cm" svg:y2="39.13cm">
          <text:p/>
        </draw:line>
        <draw:rect draw:style-name="gr71" draw:text-style-name="P46" draw:layer="layout" svg:width="3.389cm" svg:height="1.535cm" svg:x="19.888cm" svg:y="39.29cm" draw:corner-radius="0.194cm">
          <text:p/>
        </draw:rect>
        <draw:frame draw:style-name="gr47" draw:text-style-name="P9" draw:layer="layout" svg:width="0.816cm" svg:height="1.187cm" svg:x="24.534cm" svg:y="38.921cm">
          <draw:text-box>
            <text:p/>
          </draw:text-box>
        </draw:frame>
        <draw:line draw:style-name="gr8" draw:text-style-name="P8" draw:layer="layout" svg:x1="23.494cm" svg:y1="37.676cm" svg:x2="24.397cm" svg:y2="37.674cm">
          <text:p/>
        </draw:line>
        <draw:rect draw:style-name="gr2" draw:text-style-name="P2" draw:layer="layout" svg:width="3.389cm" svg:height="1.535cm" svg:x="24.475cm" svg:y="36.869cm" draw:corner-radius="0.194cm">
          <text:p/>
        </draw:rect>
        <draw:frame draw:style-name="gr13" draw:text-style-name="P9" draw:layer="layout" svg:width="0.816cm" svg:height="0.801cm" svg:x="23.43cm" svg:y="37.246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6.185cm" svg:y="38.564cm">
          <draw:text-box>
            <text:p><text:span text:style-name="T2">Yes</text:span></text:p>
          </draw:text-box>
        </draw:frame>
        <draw:line draw:style-name="gr8" draw:text-style-name="P8" draw:layer="layout" svg:x1="26.219cm" svg:y1="38.584cm" svg:x2="26.219cm" svg:y2="39.113cm">
          <text:p/>
        </draw:line>
        <draw:rect draw:style-name="gr71" draw:text-style-name="P46" draw:layer="layout" svg:width="3.389cm" svg:height="1.535cm" svg:x="24.48cm" svg:y="39.273cm" draw:corner-radius="0.194cm">
          <text:p/>
        </draw:rect>
        <draw:frame draw:style-name="gr76" draw:text-style-name="P42" draw:layer="layout" svg:width="2.867cm" svg:height="1.308cm" svg:x="15.632cm" svg:y="32.262cm">
          <draw:text-box>
            <text:p text:style-name="P41"><text:span text:style-name="T4">All Nouns Capitalized? You see ß and Ä, Ö, Ü?</text:span></text:p>
          </draw:text-box>
        </draw:frame>
        <draw:frame draw:style-name="gr57" draw:text-style-name="P44" draw:layer="layout" svg:width="3.402cm" svg:height="1.626cm" svg:x="15.606cm" svg:y="37.251cm">
          <draw:text-box>
            <text:p text:style-name="P36"><text:span text:style-name="T2">You see Ħ, ħ, Ż, ż, Ċ,</text:span></text:p>
            <text:p text:style-name="P36"><text:span text:style-name="T2">ċ, Għ, għ, Ġ, ġ?</text:span></text:p>
          </draw:text-box>
        </draw:frame>
        <draw:frame draw:style-name="gr77" draw:text-style-name="P44" draw:layer="layout" svg:width="3.046cm" svg:height="1.17cm" svg:x="15.852cm" svg:y="39.5cm">
          <draw:text-box>
            <text:p text:style-name="P31"><text:span text:style-name="T4">Maltese</text:span></text:p>
            <text:p text:style-name="P47"><text:span text:style-name="T6">Ħello dinja</text:span></text:p>
          </draw:text-box>
        </draw:frame>
        <draw:frame draw:style-name="gr59" draw:text-style-name="P44" draw:layer="layout" svg:width="2.528cm" svg:height="1.595cm" svg:x="20.513cm" svg:y="39.47cm">
          <draw:text-box>
            <text:p text:style-name="P29"><text:span text:style-name="T4">Hungarian</text:span></text:p>
            <text:p text:style-name="P15"><text:span text:style-name="T6">Helló világ</text:span></text:p>
            <text:p text:style-name="P29"><text:span text:style-name="T4"/></text:p>
          </draw:text-box>
        </draw:frame>
        <draw:frame draw:style-name="gr78" draw:text-style-name="P44" draw:layer="layout" svg:width="3.366cm" svg:height="1.076cm" svg:x="24.792cm" svg:y="37.162cm">
          <draw:text-box>
            <text:p text:style-name="P36"><text:span text:style-name="T2">You see Ł, ł, Ń, ń, Ż, ż</text:span></text:p>
            <text:p text:style-name="P36"><text:span text:style-name="T2">Ą, ą, Ę, ę?</text:span></text:p>
          </draw:text-box>
        </draw:frame>
        <draw:frame draw:style-name="gr79" draw:text-style-name="P44" draw:layer="layout" svg:width="2.749cm" svg:height="1.314cm" svg:x="24.854cm" svg:y="39.47cm">
          <draw:text-box>
            <text:p text:style-name="P43"><text:span text:style-name="T4">Polish</text:span></text:p>
            <text:p text:style-name="P43"><text:span text:style-name="T6">Witaj świecie </text:span></text:p>
          </draw:text-box>
        </draw:frame>
        <draw:frame draw:style-name="gr60" draw:text-style-name="P44" draw:layer="layout" svg:width="3.204cm" svg:height="1.595cm" svg:x="15.992cm" svg:y="34.692cm">
          <draw:text-box>
            <text:p text:style-name="P43"><text:span text:style-name="T4">German</text:span></text:p>
            <text:p text:style-name="P43"><text:span text:style-name="T6">Hallo Welt</text:span></text:p>
            <text:p text:style-name="P43"><text:span text:style-name="T4"/></text:p>
          </draw:text-box>
        </draw:frame>
        <draw:frame draw:style-name="gr80" draw:text-style-name="P44" draw:layer="layout" svg:width="3.3cm" svg:height="1.076cm" svg:x="6.135cm" svg:y="37.08cm">
          <draw:text-box>
            <text:p text:style-name="P36"><text:span text:style-name="T2">This one is easy</text:span></text:p>
            <text:p text:style-name="P36"><text:span text:style-name="T2">You see: Ç, Ğ, ı, Ş, Ü, Ö</text:span></text:p>
          </draw:text-box>
        </draw:frame>
        <draw:frame draw:style-name="gr81" draw:text-style-name="P44" draw:layer="layout" svg:width="2.553cm" svg:height="1.595cm" svg:x="6.382cm" svg:y="39.52cm">
          <draw:text-box>
            <text:p text:style-name="P43"><text:span text:style-name="T4">Turkish</text:span></text:p>
            <text:p text:style-name="P43"><text:span text:style-name="T6">Selam dünya</text:span></text:p>
            <text:p text:style-name="P43"><text:span text:style-name="T4"/></text:p>
          </draw:text-box>
        </draw:frame>
        <draw:frame draw:style-name="gr82" draw:text-style-name="P44" draw:layer="layout" svg:width="3.395cm" svg:height="0.801cm" svg:x="10.665cm" svg:y="37.212cm">
          <draw:text-box>
            <text:p text:style-name="P36"><text:span text:style-name="T2">Same letters as in Turkish,</text:span></text:p>
            <text:p text:style-name="P36"><text:span text:style-name="T2">But you see Ə, ə</text:span></text:p>
          </draw:text-box>
        </draw:frame>
        <draw:frame draw:style-name="gr83" draw:text-style-name="P48" draw:layer="layout" svg:width="2.926cm" svg:height="1.376cm" svg:x="10.969cm" svg:y="39.526cm">
          <draw:text-box>
            <text:p text:style-name="P15"><text:span text:style-name="T4">Azerbaijani</text:span></text:p>
            <text:p text:style-name="P15"><text:span text:style-name="T6">Salam dünya</text:span></text:p>
          </draw:text-box>
        </draw:frame>
        <draw:frame draw:style-name="gr65" draw:text-style-name="P44" draw:layer="layout" svg:width="3.532cm" svg:height="1.076cm" svg:x="20.077cm" svg:y="37.25cm">
          <draw:text-box>
            <text:p text:style-name="P36"><text:span text:style-name="T2">You see Ü, ü, Ő, ő, Ö, ö,</text:span></text:p>
            <text:p text:style-name="P36"><text:span text:style-name="T2">Á, á, É, é, Í, í, Ó, ó?</text:span></text:p>
          </draw:text-box>
        </draw:frame>
        <draw:line draw:style-name="gr18" draw:text-style-name="P8" draw:layer="layout" svg:x1="27.975cm" svg:y1="32.968cm" svg:x2="28.902cm" svg:y2="32.965cm">
          <text:p/>
        </draw:line>
        <draw:line draw:style-name="gr18" draw:text-style-name="P8" draw:layer="layout" svg:x1="28.919cm" svg:y1="32.948cm" svg:x2="28.919cm" svg:y2="36.599cm">
          <text:p/>
        </draw:line>
        <draw:line draw:style-name="gr18" draw:text-style-name="P8" draw:layer="layout" svg:x1="7.636cm" svg:y1="36.568cm" svg:x2="28.899cm" svg:y2="36.585cm">
          <text:p/>
        </draw:line>
        <draw:frame draw:style-name="gr13" draw:text-style-name="P9" draw:layer="layout" svg:width="0.816cm" svg:height="0.801cm" svg:x="28.797cm" svg:y="34.412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7.657cm" svg:y1="36.582cm" svg:x2="7.653cm" svg:y2="36.858cm">
          <text:p/>
        </draw:line>
        <draw:line draw:style-name="gr18" draw:text-style-name="P8" draw:layer="layout" svg:x1="27.98cm" svg:y1="37.652cm" svg:x2="28.907cm" svg:y2="37.649cm">
          <text:p/>
        </draw:line>
        <draw:line draw:style-name="gr18" draw:text-style-name="P8" draw:layer="layout" svg:x1="28.924cm" svg:y1="37.632cm" svg:x2="28.924cm" svg:y2="41.283cm">
          <text:p/>
        </draw:line>
        <draw:frame draw:style-name="gr13" draw:text-style-name="P9" draw:layer="layout" svg:width="0.816cm" svg:height="0.801cm" svg:x="28.802cm" svg:y="39.096cm">
          <draw:text-box>
            <text:p><text:span text:style-name="T2">No</text:span></text:p>
            <text:p><text:span text:style-name="T2"/></text:p>
          </draw:text-box>
        </draw:frame>
        <draw:line draw:style-name="gr18" draw:text-style-name="P8" draw:layer="layout" svg:x1="7.636cm" svg:y1="41.253cm" svg:x2="28.899cm" svg:y2="41.27cm">
          <text:p/>
        </draw:line>
        <draw:line draw:style-name="gr8" draw:text-style-name="P8" draw:layer="layout" svg:x1="7.655cm" svg:y1="41.271cm" svg:x2="7.651cm" svg:y2="41.547cm">
          <text:p/>
        </draw:line>
        <draw:frame draw:style-name="gr13" draw:text-style-name="P9" draw:layer="layout" svg:width="0.816cm" svg:height="1.187cm" svg:x="3.244cm" svg:y="39.056cm">
          <draw:text-box>
            <text:p/>
          </draw:text-box>
        </draw:frame>
        <draw:frame draw:style-name="gr84" draw:text-style-name="P9" draw:layer="layout" svg:width="8.799cm" svg:height="4.22cm" svg:x="29.392cm" svg:y="11.953cm">
          <draw:text-box>
            <text:p><text:span text:style-name="T12">I don’t know the country, please help:</text:span></text:p>
            <text:p><text:span text:style-name="T13">Telugu</text:span><text:span text:style-name="T2"> - India</text:span></text:p>
            <text:p><text:span text:style-name="T13">Hindi</text:span><text:span text:style-name="T2"> - India, Fiji</text:span></text:p>
            <text:p><text:span text:style-name="T13">Bengali</text:span><text:span text:style-name="T2"> - Bangladesh, India (West Bengal, Tripura, Assam)</text:span></text:p>
            <text:p><text:span text:style-name="T13">Arabic</text:span><text:span text:style-name="T2"> - 22 countries, including Saudi Arabia, Egypt, Iraq, Syria, Jordan</text:span></text:p>
            <text:p><text:span text:style-name="T13">Persian </text:span><text:span text:style-name="T2">- Iran, Afghanistan (as Dari), Tajikistan (as Tajik)</text:span></text:p>
            <text:p><text:span text:style-name="T13">Khmer</text:span><text:span text:style-name="T2"> - Cambodia</text:span></text:p>
            <text:p><text:span text:style-name="T13">Inuktitut </text:span><text:span text:style-name="T2">- Canada (particularly in the Inuit communities of the Arctic)</text:span></text:p>
            <text:p><text:span text:style-name="T13">Tamil</text:span><text:span text:style-name="T2"> - India (Tamil Nadu, Puducherry), Sri Lanka, Singapore, Malaysia</text:span></text:p>
            <text:p><text:span text:style-name="T13">Gujarati</text:span><text:span text:style-name="T2"> - India (Gujarat, Dadra and Nagar Haveli and Daman and Diu)</text:span></text:p>
            <text:p><text:span text:style-name="T13">Dhivehi</text:span><text:span text:style-name="T2"> - Maldives</text:span></text:p>
            <text:p><text:span text:style-name="T13">Kannada</text:span><text:span text:style-name="T2"> - India (Karnataka)</text:span></text:p>
            <text:p><text:span text:style-name="T13">Urdu</text:span><text:span text:style-name="T2"> - Pakistan, India (in parts like Uttar Pradesh, Bihar, Jammu &amp; Kashmir)</text:span></text:p>
            <text:p><text:span text:style-name="T13">Amharic </text:span><text:span text:style-name="T2">- Ethiopia</text:span></text:p>
          </draw:text-box>
        </draw:frame>
        <draw:frame draw:style-name="gr85" draw:text-style-name="P42" draw:layer="layout" svg:width="3.352cm" svg:height="1.926cm" svg:x="10.729cm" svg:y="32.119cm">
          <draw:text-box>
            <text:p text:style-name="P41"><text:span text:style-name="T4">English? Search on signs: Lift, Bin, Petrol station, Toilet, Centre, Theatre, Colour</text:span></text:p>
          </draw:text-box>
        </draw:frame>
        <draw:frame draw:style-name="gr86" draw:text-style-name="P9" draw:layer="layout" svg:width="5.921cm" svg:height="6.814cm" svg:x="30.026cm" svg:y="32.085cm">
          <draw:text-box>
            <text:p><text:span text:style-name="T12">American English</text:span></text:p>
            <text:p><text:span text:style-name="T2">USA</text:span></text:p>
            <text:p><text:span text:style-name="T2">Canada</text:span></text:p>
            <text:p><text:span text:style-name="T2">Mexico</text:span></text:p>
            <text:p><text:span text:style-name="T2">Philippines</text:span></text:p>
            <text:p><text:span text:style-name="T2">Caribbean Countries</text:span></text:p>
            <text:p><text:span text:style-name="T2">Liberia</text:span></text:p>
            <text:p><text:span text:style-name="T2">Guam, Puerto Rico, and Other U.S. Territories</text:span></text:p>
            <text:p><text:span text:style-name="T2"/></text:p>
            <text:p><text:span text:style-name="T12">British English</text:span></text:p>
            <text:p><text:span text:style-name="T2">United Kingdom</text:span></text:p>
            <text:p><text:span text:style-name="T2">Ireland</text:span></text:p>
            <text:p><text:span text:style-name="T2">Australia</text:span></text:p>
            <text:p><text:span text:style-name="T2">New Zealand</text:span></text:p>
            <text:p><text:span text:style-name="T2">South Africa</text:span></text:p>
            <text:p><text:span text:style-name="T2">India</text:span></text:p>
            <text:p><text:span text:style-name="T2">Pakistan</text:span></text:p>
            <text:p><text:span text:style-name="T2">Singapore</text:span></text:p>
            <text:p><text:span text:style-name="T2">Malaysia</text:span></text:p>
            <text:p><text:span text:style-name="T2">Hong Kong</text:span></text:p>
            <text:p><text:span text:style-name="T2">Kenya, Uganda, and Other East African Countries</text:span></text:p>
            <text:p><text:span text:style-name="T2">Fiji</text:span></text:p>
            <text:p><text:span text:style-name="T2">Zimbabwe and Zambia</text:span></text:p>
          </draw:text-box>
        </draw:frame>
        <draw:line draw:style-name="gr18" draw:text-style-name="P8" draw:layer="layout" svg:x1="7.682cm" svg:y1="31.651cm" svg:x2="33.197cm" svg:y2="31.609cm">
          <text:p/>
        </draw:line>
        <draw:line draw:style-name="gr8" draw:text-style-name="P8" draw:layer="layout" svg:x1="7.699cm" svg:y1="31.672cm" svg:x2="7.695cm" svg:y2="31.948cm">
          <text:p/>
        </draw:line>
        <draw:line draw:style-name="gr8" draw:text-style-name="P8" draw:layer="layout" svg:x1="12.405cm" svg:y1="31.667cm" svg:x2="12.401cm" svg:y2="31.943cm">
          <text:p/>
        </draw:line>
        <draw:line draw:style-name="gr8" draw:text-style-name="P8" draw:layer="layout" svg:x1="33.178cm" svg:y1="31.627cm" svg:x2="33.174cm" svg:y2="31.903cm">
          <text:p/>
        </draw:line>
        <draw:rect draw:style-name="gr2" draw:text-style-name="P2" draw:layer="layout" svg:width="3.389cm" svg:height="1.535cm" svg:x="6.024cm" svg:y="41.593cm" draw:corner-radius="0.194cm">
          <text:p/>
        </draw:rect>
        <draw:frame draw:style-name="gr11" draw:text-style-name="P9" draw:layer="layout" svg:width="0.903cm" svg:height="0.526cm" svg:x="7.623cm" svg:y="43.26cm">
          <draw:text-box>
            <text:p><text:span text:style-name="T2">Yes</text:span></text:p>
          </draw:text-box>
        </draw:frame>
        <draw:line draw:style-name="gr8" draw:text-style-name="P8" draw:layer="layout" svg:x1="7.608cm" svg:y1="43.294cm" svg:x2="7.608cm" svg:y2="43.823cm">
          <text:p/>
        </draw:line>
        <draw:rect draw:style-name="gr71" draw:text-style-name="P46" draw:layer="layout" svg:width="3.389cm" svg:height="1.535cm" svg:x="6.024cm" svg:y="43.989cm" draw:corner-radius="0.194cm">
          <text:p/>
        </draw:rect>
        <draw:line draw:style-name="gr8" draw:text-style-name="P8" draw:layer="layout" svg:x1="9.659cm" svg:y1="42.391cm" svg:x2="10.562cm" svg:y2="42.389cm">
          <text:p/>
        </draw:line>
        <draw:frame draw:style-name="gr13" draw:text-style-name="P9" draw:layer="layout" svg:width="0.816cm" svg:height="0.801cm" svg:x="9.605cm" svg:y="41.972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612cm" svg:y="41.588cm" draw:corner-radius="0.194cm">
          <text:p/>
        </draw:rect>
        <draw:frame draw:style-name="gr11" draw:text-style-name="P9" draw:layer="layout" svg:width="0.903cm" svg:height="0.526cm" svg:x="12.222cm" svg:y="43.263cm">
          <draw:text-box>
            <text:p><text:span text:style-name="T2">Yes</text:span></text:p>
          </draw:text-box>
        </draw:frame>
        <draw:line draw:style-name="gr8" draw:text-style-name="P8" draw:layer="layout" svg:x1="12.264cm" svg:y1="43.322cm" svg:x2="12.264cm" svg:y2="43.851cm">
          <text:p/>
        </draw:line>
        <draw:rect draw:style-name="gr71" draw:text-style-name="P46" draw:layer="layout" svg:width="3.389cm" svg:height="1.535cm" svg:x="10.614cm" svg:y="43.983cm" draw:corner-radius="0.194cm">
          <text:p/>
        </draw:rect>
        <draw:line draw:style-name="gr8" draw:text-style-name="P8" draw:layer="layout" svg:x1="14.225cm" svg:y1="42.386cm" svg:x2="15.128cm" svg:y2="42.384cm">
          <text:p/>
        </draw:line>
        <draw:rect draw:style-name="gr2" draw:text-style-name="P2" draw:layer="layout" svg:width="3.389cm" svg:height="1.535cm" svg:x="15.294cm" svg:y="41.589cm" draw:corner-radius="0.194cm">
          <text:p/>
        </draw:rect>
        <draw:frame draw:style-name="gr11" draw:text-style-name="P9" draw:layer="layout" svg:width="0.903cm" svg:height="0.526cm" svg:x="17.041cm" svg:y="43.262cm">
          <draw:text-box>
            <text:p><text:span text:style-name="T2">Yes</text:span></text:p>
          </draw:text-box>
        </draw:frame>
        <draw:line draw:style-name="gr8" draw:text-style-name="P8" draw:layer="layout" svg:x1="17.054cm" svg:y1="43.293cm" svg:x2="17.054cm" svg:y2="43.822cm">
          <text:p/>
        </draw:line>
        <draw:rect draw:style-name="gr71" draw:text-style-name="P46" draw:layer="layout" svg:width="3.389cm" svg:height="1.535cm" svg:x="15.296cm" svg:y="43.996cm" draw:corner-radius="0.194cm">
          <text:p/>
        </draw:rect>
        <draw:frame draw:style-name="gr13" draw:text-style-name="P9" draw:layer="layout" svg:width="0.816cm" svg:height="0.801cm" svg:x="14.141cm" svg:y="41.964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8.924cm" svg:y1="42.391cm" svg:x2="19.827cm" svg:y2="42.389cm">
          <text:p/>
        </draw:line>
        <draw:rect draw:style-name="gr2" draw:text-style-name="P2" draw:layer="layout" svg:width="3.389cm" svg:height="1.535cm" svg:x="19.905cm" svg:y="41.584cm" draw:corner-radius="0.194cm">
          <text:p/>
        </draw:rect>
        <draw:frame draw:style-name="gr13" draw:text-style-name="P9" draw:layer="layout" svg:width="0.816cm" svg:height="0.801cm" svg:x="18.86cm" svg:y="41.961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1.615cm" svg:y="43.279cm">
          <draw:text-box>
            <text:p><text:span text:style-name="T2">Yes</text:span></text:p>
          </draw:text-box>
        </draw:frame>
        <draw:line draw:style-name="gr8" draw:text-style-name="P8" draw:layer="layout" svg:x1="21.649cm" svg:y1="43.299cm" svg:x2="21.649cm" svg:y2="43.828cm">
          <text:p/>
        </draw:line>
        <draw:rect draw:style-name="gr71" draw:text-style-name="P46" draw:layer="layout" svg:width="3.389cm" svg:height="1.535cm" svg:x="19.91cm" svg:y="43.988cm" draw:corner-radius="0.194cm">
          <text:p/>
        </draw:rect>
        <draw:frame draw:style-name="gr47" draw:text-style-name="P9" draw:layer="layout" svg:width="0.816cm" svg:height="1.187cm" svg:x="24.556cm" svg:y="43.619cm">
          <draw:text-box>
            <text:p/>
          </draw:text-box>
        </draw:frame>
        <draw:line draw:style-name="gr8" draw:text-style-name="P8" draw:layer="layout" svg:x1="23.516cm" svg:y1="42.374cm" svg:x2="24.419cm" svg:y2="42.372cm">
          <text:p/>
        </draw:line>
        <draw:rect draw:style-name="gr2" draw:text-style-name="P2" draw:layer="layout" svg:width="3.389cm" svg:height="1.535cm" svg:x="24.497cm" svg:y="41.567cm" draw:corner-radius="0.194cm">
          <text:p/>
        </draw:rect>
        <draw:frame draw:style-name="gr13" draw:text-style-name="P9" draw:layer="layout" svg:width="0.816cm" svg:height="0.801cm" svg:x="23.452cm" svg:y="41.944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6.207cm" svg:y="43.262cm">
          <draw:text-box>
            <text:p><text:span text:style-name="T2">Yes</text:span></text:p>
          </draw:text-box>
        </draw:frame>
        <draw:line draw:style-name="gr8" draw:text-style-name="P8" draw:layer="layout" svg:x1="26.241cm" svg:y1="43.282cm" svg:x2="26.241cm" svg:y2="43.811cm">
          <text:p/>
        </draw:line>
        <draw:rect draw:style-name="gr71" draw:text-style-name="P46" draw:layer="layout" svg:width="3.389cm" svg:height="1.535cm" svg:x="24.502cm" svg:y="43.971cm" draw:corner-radius="0.194cm">
          <text:p/>
        </draw:rect>
        <draw:frame draw:style-name="gr87" draw:text-style-name="P44" draw:layer="layout" svg:width="3.673cm" svg:height="1.626cm" svg:x="15.225cm" svg:y="41.823cm">
          <draw:text-box>
            <text:p text:style-name="P36"><text:span text:style-name="T2">You see Õ, õ, Ä, ä, Ö, ö, Ü, ü</text:span></text:p>
            <text:p text:style-name="P36"><text:span text:style-name="T2">Lots of</text:span></text:p>
            <text:p text:style-name="P36"><text:span text:style-name="T2">-l, -le, -st, -da, -nud endings</text:span></text:p>
          </draw:text-box>
        </draw:frame>
        <draw:frame draw:style-name="gr58" draw:text-style-name="P44" draw:layer="layout" svg:width="3.046cm" svg:height="1.12cm" svg:x="15.849cm" svg:y="44.198cm">
          <draw:text-box>
            <text:p text:style-name="P43"><text:span text:style-name="T4">Estonian</text:span></text:p>
            <text:p text:style-name="P43"><text:span text:style-name="T6">Tere maailm</text:span></text:p>
          </draw:text-box>
        </draw:frame>
        <draw:frame draw:style-name="gr59" draw:text-style-name="P44" draw:layer="layout" svg:width="2.528cm" svg:height="1.595cm" svg:x="20.435cm" svg:y="44.168cm">
          <draw:text-box>
            <text:p text:style-name="P29"><text:span text:style-name="T4">Finnish</text:span></text:p>
            <text:p text:style-name="P15"><text:span text:style-name="T6">Hei maailma</text:span></text:p>
            <text:p text:style-name="P29"><text:span text:style-name="T4"/></text:p>
          </draw:text-box>
        </draw:frame>
        <draw:frame draw:style-name="gr88" draw:text-style-name="P44" draw:layer="layout" svg:width="3.366cm" svg:height="1.083cm" svg:x="24.614cm" svg:y="41.753cm">
          <draw:text-box>
            <text:p text:style-name="P36"><text:span text:style-name="T2">You see lots of ā, ē, ī, ū</text:span></text:p>
            <text:p text:style-name="P36"><text:span text:style-name="T2">Some č, ģ, ķ, ļ, ņ, š, ž</text:span></text:p>
            <text:p text:style-name="P36"><text:span text:style-name="T2">Word-final -s/-š and -a/-e</text:span></text:p>
          </draw:text-box>
        </draw:frame>
        <draw:frame draw:style-name="gr89" draw:text-style-name="P49" draw:layer="layout" svg:width="3.138cm" svg:height="1.514cm" svg:x="24.776cm" svg:y="44.168cm">
          <draw:text-box>
            <text:p text:style-name="P43"><text:span text:style-name="T4">Latvian</text:span></text:p>
            <text:p text:style-name="P43"><text:span text:style-name="T6">Sveiki pasaule </text:span></text:p>
          </draw:text-box>
        </draw:frame>
        <draw:frame draw:style-name="gr80" draw:text-style-name="P44" draw:layer="layout" svg:width="3.3cm" svg:height="1.076cm" svg:x="6.157cm" svg:y="42.078cm">
          <draw:text-box>
            <text:p text:style-name="P36"><text:span text:style-name="T2">You see Þ, þ, Ð, ð, Æ, æ</text:span></text:p>
          </draw:text-box>
        </draw:frame>
        <draw:frame draw:style-name="gr62" draw:text-style-name="P44" draw:layer="layout" svg:width="2.489cm" svg:height="1.595cm" svg:x="6.404cm" svg:y="44.218cm">
          <draw:text-box>
            <text:p text:style-name="P15"><text:span text:style-name="T4">Icelandic</text:span></text:p>
            <text:p text:style-name="P15"><text:span text:style-name="T6">Sæll heimur </text:span></text:p>
            <text:p text:style-name="P29"><text:span text:style-name="T4"/></text:p>
          </draw:text-box>
        </draw:frame>
        <draw:frame draw:style-name="gr90" draw:text-style-name="P44" draw:layer="layout" svg:width="4.068cm" svg:height="1.626cm" svg:x="10.751cm" svg:y="41.532cm">
          <draw:text-box>
            <text:p text:style-name="P36"><text:span text:style-name="T2">You see Č, č, Š, š, Ž, ž,</text:span></text:p>
            <text:p text:style-name="P36"><text:span text:style-name="T2">But no other diacritics</text:span></text:p>
            <text:p text:style-name="P36"><text:span text:style-name="T2">Word endings like -ski, -ov, -a, -e</text:span></text:p>
            <text:p text:style-name="P36"><text:span text:style-name="T2">A lot of Lj</text:span></text:p>
          </draw:text-box>
        </draw:frame>
        <draw:frame draw:style-name="gr91" draw:text-style-name="P50" draw:layer="layout" svg:width="3.275cm" svg:height="1.853cm" svg:x="10.772cm" svg:y="44.224cm">
          <draw:text-box>
            <text:p text:style-name="P12"><text:span text:style-name="T4">Slovenian</text:span></text:p>
            <text:p text:style-name="P15"><text:span text:style-name="T6">Pozdravljen svet </text:span></text:p>
          </draw:text-box>
        </draw:frame>
        <draw:frame draw:style-name="gr65" draw:text-style-name="P44" draw:layer="layout" svg:width="3.532cm" svg:height="1.076cm" svg:x="20.019cm" svg:y="41.932cm">
          <draw:text-box>
            <text:p text:style-name="P36"><text:span text:style-name="T2">You see Ä, Ö, Ü, but no Õ</text:span></text:p>
            <text:p text:style-name="P36"><text:span text:style-name="T2">Lots of double vowels</text:span></text:p>
          </draw:text-box>
        </draw:frame>
        <draw:line draw:style-name="gr18" draw:text-style-name="P8" draw:layer="layout" svg:x1="28.002cm" svg:y1="42.35cm" svg:x2="28.929cm" svg:y2="42.347cm">
          <text:p/>
        </draw:line>
        <draw:line draw:style-name="gr18" draw:text-style-name="P8" draw:layer="layout" svg:x1="28.946cm" svg:y1="42.33cm" svg:x2="28.946cm" svg:y2="45.981cm">
          <text:p/>
        </draw:line>
        <draw:frame draw:style-name="gr13" draw:text-style-name="P9" draw:layer="layout" svg:width="0.816cm" svg:height="0.801cm" svg:x="28.824cm" svg:y="43.794cm">
          <draw:text-box>
            <text:p><text:span text:style-name="T2">No</text:span></text:p>
            <text:p><text:span text:style-name="T2"/></text:p>
          </draw:text-box>
        </draw:frame>
        <draw:line draw:style-name="gr18" draw:text-style-name="P8" draw:layer="layout" svg:x1="7.658cm" svg:y1="45.951cm" svg:x2="28.921cm" svg:y2="45.968cm">
          <text:p/>
        </draw:line>
        <draw:line draw:style-name="gr8" draw:text-style-name="P8" draw:layer="layout" svg:x1="7.677cm" svg:y1="45.969cm" svg:x2="7.673cm" svg:y2="46.245cm">
          <text:p/>
        </draw:line>
        <draw:line draw:style-name="gr8" draw:text-style-name="P8" draw:layer="layout" svg:x1="17.06cm" svg:y1="11.273cm" svg:x2="17.064cm" svg:y2="11.719cm">
          <text:p/>
        </draw:line>
        <draw:rect draw:style-name="gr2" draw:text-style-name="P2" draw:layer="layout" svg:width="3.389cm" svg:height="1.535cm" svg:x="6.042cm" svg:y="46.29cm" draw:corner-radius="0.194cm">
          <text:p/>
        </draw:rect>
        <draw:frame draw:style-name="gr11" draw:text-style-name="P9" draw:layer="layout" svg:width="0.903cm" svg:height="0.526cm" svg:x="7.641cm" svg:y="47.957cm">
          <draw:text-box>
            <text:p><text:span text:style-name="T2">Yes</text:span></text:p>
          </draw:text-box>
        </draw:frame>
        <draw:line draw:style-name="gr8" draw:text-style-name="P8" draw:layer="layout" svg:x1="7.626cm" svg:y1="47.991cm" svg:x2="7.626cm" svg:y2="48.52cm">
          <text:p/>
        </draw:line>
        <draw:rect draw:style-name="gr71" draw:text-style-name="P46" draw:layer="layout" svg:width="3.389cm" svg:height="1.535cm" svg:x="6.042cm" svg:y="48.686cm" draw:corner-radius="0.194cm">
          <text:p/>
        </draw:rect>
        <draw:line draw:style-name="gr8" draw:text-style-name="P8" draw:layer="layout" svg:x1="9.677cm" svg:y1="47.088cm" svg:x2="10.58cm" svg:y2="47.086cm">
          <text:p/>
        </draw:line>
        <draw:frame draw:style-name="gr13" draw:text-style-name="P9" draw:layer="layout" svg:width="0.816cm" svg:height="0.801cm" svg:x="9.623cm" svg:y="46.669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63cm" svg:y="46.285cm" draw:corner-radius="0.194cm">
          <text:p/>
        </draw:rect>
        <draw:frame draw:style-name="gr11" draw:text-style-name="P9" draw:layer="layout" svg:width="0.903cm" svg:height="0.526cm" svg:x="12.24cm" svg:y="47.96cm">
          <draw:text-box>
            <text:p><text:span text:style-name="T2">Yes</text:span></text:p>
          </draw:text-box>
        </draw:frame>
        <draw:line draw:style-name="gr8" draw:text-style-name="P8" draw:layer="layout" svg:x1="12.282cm" svg:y1="48.019cm" svg:x2="12.282cm" svg:y2="48.548cm">
          <text:p/>
        </draw:line>
        <draw:rect draw:style-name="gr71" draw:text-style-name="P46" draw:layer="layout" svg:width="3.389cm" svg:height="1.535cm" svg:x="10.632cm" svg:y="48.68cm" draw:corner-radius="0.194cm">
          <text:p/>
        </draw:rect>
        <draw:line draw:style-name="gr8" draw:text-style-name="P8" draw:layer="layout" svg:x1="14.243cm" svg:y1="47.083cm" svg:x2="15.146cm" svg:y2="47.081cm">
          <text:p/>
        </draw:line>
        <draw:rect draw:style-name="gr2" draw:text-style-name="P2" draw:layer="layout" svg:width="3.389cm" svg:height="1.535cm" svg:x="15.312cm" svg:y="46.286cm" draw:corner-radius="0.194cm">
          <text:p/>
        </draw:rect>
        <draw:frame draw:style-name="gr11" draw:text-style-name="P9" draw:layer="layout" svg:width="0.903cm" svg:height="0.526cm" svg:x="17.059cm" svg:y="47.959cm">
          <draw:text-box>
            <text:p><text:span text:style-name="T2">Yes</text:span></text:p>
          </draw:text-box>
        </draw:frame>
        <draw:line draw:style-name="gr8" draw:text-style-name="P8" draw:layer="layout" svg:x1="17.072cm" svg:y1="47.99cm" svg:x2="17.072cm" svg:y2="48.519cm">
          <text:p/>
        </draw:line>
        <draw:rect draw:style-name="gr71" draw:text-style-name="P46" draw:layer="layout" svg:width="3.389cm" svg:height="1.535cm" svg:x="15.314cm" svg:y="48.693cm" draw:corner-radius="0.194cm">
          <text:p/>
        </draw:rect>
        <draw:frame draw:style-name="gr13" draw:text-style-name="P9" draw:layer="layout" svg:width="0.816cm" svg:height="0.801cm" svg:x="14.159cm" svg:y="46.661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8.942cm" svg:y1="47.088cm" svg:x2="19.845cm" svg:y2="47.086cm">
          <text:p/>
        </draw:line>
        <draw:rect draw:style-name="gr2" draw:text-style-name="P2" draw:layer="layout" svg:width="3.389cm" svg:height="1.535cm" svg:x="19.923cm" svg:y="46.281cm" draw:corner-radius="0.194cm">
          <text:p/>
        </draw:rect>
        <draw:frame draw:style-name="gr13" draw:text-style-name="P9" draw:layer="layout" svg:width="0.816cm" svg:height="0.801cm" svg:x="18.878cm" svg:y="46.658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1.633cm" svg:y="47.976cm">
          <draw:text-box>
            <text:p><text:span text:style-name="T2">Yes</text:span></text:p>
          </draw:text-box>
        </draw:frame>
        <draw:line draw:style-name="gr8" draw:text-style-name="P8" draw:layer="layout" svg:x1="21.667cm" svg:y1="47.996cm" svg:x2="21.667cm" svg:y2="48.525cm">
          <text:p/>
        </draw:line>
        <draw:rect draw:style-name="gr71" draw:text-style-name="P46" draw:layer="layout" svg:width="3.389cm" svg:height="1.535cm" svg:x="19.928cm" svg:y="48.685cm" draw:corner-radius="0.194cm">
          <text:p/>
        </draw:rect>
        <draw:frame draw:style-name="gr47" draw:text-style-name="P9" draw:layer="layout" svg:width="0.816cm" svg:height="1.187cm" svg:x="24.574cm" svg:y="48.316cm">
          <draw:text-box>
            <text:p/>
          </draw:text-box>
        </draw:frame>
        <draw:line draw:style-name="gr8" draw:text-style-name="P8" draw:layer="layout" svg:x1="23.534cm" svg:y1="47.071cm" svg:x2="24.437cm" svg:y2="47.069cm">
          <text:p/>
        </draw:line>
        <draw:rect draw:style-name="gr2" draw:text-style-name="P2" draw:layer="layout" svg:width="3.389cm" svg:height="1.535cm" svg:x="24.515cm" svg:y="46.264cm" draw:corner-radius="0.194cm">
          <text:p/>
        </draw:rect>
        <draw:frame draw:style-name="gr13" draw:text-style-name="P9" draw:layer="layout" svg:width="0.816cm" svg:height="0.801cm" svg:x="23.47cm" svg:y="46.641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6.225cm" svg:y="47.959cm">
          <draw:text-box>
            <text:p><text:span text:style-name="T2">Yes</text:span></text:p>
          </draw:text-box>
        </draw:frame>
        <draw:line draw:style-name="gr8" draw:text-style-name="P8" draw:layer="layout" svg:x1="26.259cm" svg:y1="47.979cm" svg:x2="26.259cm" svg:y2="48.508cm">
          <text:p/>
        </draw:line>
        <draw:rect draw:style-name="gr71" draw:text-style-name="P46" draw:layer="layout" svg:width="3.389cm" svg:height="1.535cm" svg:x="24.52cm" svg:y="48.668cm" draw:corner-radius="0.194cm">
          <text:p/>
        </draw:rect>
        <draw:frame draw:style-name="gr92" draw:text-style-name="P44" draw:layer="layout" svg:width="5.073cm" svg:height="1.626cm" svg:x="15.243cm" svg:y="46.214cm">
          <draw:text-box>
            <text:p text:style-name="P36"><text:span text:style-name="T2">You see ô and ä</text:span></text:p>
            <text:p text:style-name="P36"><text:span text:style-name="T2">Frequent use of č, ď, ľ, ň, š, ť, ž</text:span></text:p>
            <text:p text:style-name="P36"><text:span text:style-name="T2">Common noun endings like -ý, -á, -é, -i, -y</text:span></text:p>
          </draw:text-box>
        </draw:frame>
        <draw:frame draw:style-name="gr58" draw:text-style-name="P44" draw:layer="layout" svg:width="3.046cm" svg:height="1.12cm" svg:x="16.043cm" svg:y="48.895cm">
          <draw:text-box>
            <text:p text:style-name="P43"><text:span text:style-name="T4">Slovak</text:span></text:p>
            <text:p text:style-name="P43"><text:span text:style-name="T6">Ahoj svet</text:span></text:p>
          </draw:text-box>
        </draw:frame>
        <draw:frame draw:style-name="gr59" draw:text-style-name="P44" draw:layer="layout" svg:width="2.528cm" svg:height="1.595cm" svg:x="20.453cm" svg:y="48.865cm">
          <draw:text-box>
            <text:p text:style-name="P29"><text:span text:style-name="T4">Portuguese (EU)</text:span></text:p>
            <text:p text:style-name="P15"><text:span text:style-name="T6">Olá mundo</text:span></text:p>
            <text:p text:style-name="P29"><text:span text:style-name="T4"/></text:p>
          </draw:text-box>
        </draw:frame>
        <draw:frame draw:style-name="gr93" draw:text-style-name="P51" draw:layer="layout" svg:width="3.366cm" svg:height="1.716cm" svg:x="24.861cm" svg:y="46.136cm">
          <draw:text-box>
            <text:p text:style-name="P36"><text:span text:style-name="T14">Search for signs:</text:span></text:p>
            <text:p text:style-name="P36"><text:span text:style-name="T14">PARE (not STOP), </text:span></text:p>
            <text:p text:style-name="P36"><text:span text:style-name="T14">PONTO DE ÔNIBUS,</text:span></text:p>
            <text:p text:style-name="P36"><text:span text:style-name="T14">FAIXA DE PEDESTRE,</text:span></text:p>
            <text:p text:style-name="P36"><text:span text:style-name="T14">BANHEIROS,</text:span></text:p>
            <text:p text:style-name="P36"><text:span text:style-name="T14">ENTRADA PROIBIDA</text:span></text:p>
          </draw:text-box>
        </draw:frame>
        <draw:frame draw:style-name="gr89" draw:text-style-name="P49" draw:layer="layout" svg:width="3.138cm" svg:height="1.514cm" svg:x="25.058cm" svg:y="48.865cm">
          <draw:text-box>
            <text:p text:style-name="P43"><text:span text:style-name="T4">Portuguese (BR)</text:span></text:p>
            <text:p text:style-name="P15"><text:span text:style-name="T6">Olá mundo</text:span></text:p>
          </draw:text-box>
        </draw:frame>
        <draw:frame draw:style-name="gr94" draw:text-style-name="P44" draw:layer="layout" svg:width="5.387cm" svg:height="1.351cm" svg:x="6.175cm" svg:y="46.261cm">
          <draw:text-box>
            <text:p text:style-name="P36"><text:span text:style-name="T2">Frequent ą, ę, į, ų</text:span></text:p>
            <text:p text:style-name="P36"><text:span text:style-name="T2">The presence of ė </text:span></text:p>
            <text:p text:style-name="P36"><text:span text:style-name="T2">Common endings like -as, -is, -us, -ė, -ai, -ės</text:span></text:p>
          </draw:text-box>
        </draw:frame>
        <draw:frame draw:style-name="gr95" draw:text-style-name="P44" draw:layer="layout" svg:width="2.65cm" svg:height="1.595cm" svg:x="6.422cm" svg:y="48.915cm">
          <draw:text-box>
            <text:p text:style-name="P15"><text:span text:style-name="T4">Lithuanian</text:span></text:p>
            <text:p text:style-name="P15"><text:span text:style-name="T6">Sveiki pasauli</text:span></text:p>
            <text:p text:style-name="P29"><text:span text:style-name="T4"/></text:p>
          </draw:text-box>
        </draw:frame>
        <draw:frame draw:style-name="gr96" draw:text-style-name="P44" draw:layer="layout" svg:width="3.695cm" svg:height="1.851cm" svg:x="10.562cm" svg:y="46.45cm">
          <draw:text-box>
            <text:p text:style-name="P36"><text:span text:style-name="T2">Frequent use of č, š, ž, ě, ř, ů</text:span></text:p>
            <text:p text:style-name="P36"><text:span text:style-name="T2">Common noun</text:span></text:p>
            <text:p text:style-name="P36"><text:span text:style-name="T2">endings like -ý, -á, -é, -í, -o</text:span></text:p>
          </draw:text-box>
        </draw:frame>
        <draw:frame draw:style-name="gr97" draw:text-style-name="P50" draw:layer="layout" svg:width="3.275cm" svg:height="1.853cm" svg:x="11.23cm" svg:y="48.936cm">
          <draw:text-box>
            <text:p text:style-name="P12"><text:span text:style-name="T4">Czech</text:span></text:p>
            <text:p text:style-name="P15"><text:span text:style-name="T6">Ahoj světe</text:span></text:p>
          </draw:text-box>
        </draw:frame>
        <draw:frame draw:style-name="gr65" draw:text-style-name="P44" draw:layer="layout" svg:width="3.532cm" svg:height="1.076cm" svg:x="19.963cm" svg:y="46.482cm">
          <draw:text-box>
            <text:p text:style-name="P36"><text:span text:style-name="T2">Frequent use of ã, õ, ç</text:span></text:p>
            <text:p text:style-name="P36"><text:span text:style-name="T2">Word-final -ão and -ões</text:span></text:p>
            <text:p text:style-name="P36"><text:span text:style-name="T2">Use of você, estar, haver</text:span></text:p>
          </draw:text-box>
        </draw:frame>
        <draw:line draw:style-name="gr18" draw:text-style-name="P8" draw:layer="layout" svg:x1="28.02cm" svg:y1="47.047cm" svg:x2="28.947cm" svg:y2="47.044cm">
          <text:p/>
        </draw:line>
        <draw:line draw:style-name="gr18" draw:text-style-name="P8" draw:layer="layout" svg:x1="28.964cm" svg:y1="47.027cm" svg:x2="28.964cm" svg:y2="50.678cm">
          <text:p/>
        </draw:line>
        <draw:frame draw:style-name="gr13" draw:text-style-name="P9" draw:layer="layout" svg:width="0.816cm" svg:height="0.801cm" svg:x="28.842cm" svg:y="48.491cm">
          <draw:text-box>
            <text:p><text:span text:style-name="T2">No</text:span></text:p>
            <text:p><text:span text:style-name="T2"/></text:p>
          </draw:text-box>
        </draw:frame>
        <draw:line draw:style-name="gr18" draw:text-style-name="P8" draw:layer="layout" svg:x1="7.676cm" svg:y1="50.648cm" svg:x2="28.939cm" svg:y2="50.665cm">
          <text:p/>
        </draw:line>
        <draw:line draw:style-name="gr8" draw:text-style-name="P8" draw:layer="layout" svg:x1="7.695cm" svg:y1="50.666cm" svg:x2="7.691cm" svg:y2="50.942cm">
          <text:p/>
        </draw:line>
        <draw:rect draw:style-name="gr2" draw:text-style-name="P2" draw:layer="layout" svg:width="3.389cm" svg:height="1.535cm" svg:x="6.057cm" svg:y="50.989cm" draw:corner-radius="0.194cm">
          <text:p/>
        </draw:rect>
        <draw:frame draw:style-name="gr11" draw:text-style-name="P9" draw:layer="layout" svg:width="0.903cm" svg:height="0.526cm" svg:x="7.656cm" svg:y="52.656cm">
          <draw:text-box>
            <text:p><text:span text:style-name="T2">Yes</text:span></text:p>
          </draw:text-box>
        </draw:frame>
        <draw:line draw:style-name="gr8" draw:text-style-name="P8" draw:layer="layout" svg:x1="7.641cm" svg:y1="52.69cm" svg:x2="7.641cm" svg:y2="53.219cm">
          <text:p/>
        </draw:line>
        <draw:rect draw:style-name="gr71" draw:text-style-name="P46" draw:layer="layout" svg:width="3.389cm" svg:height="1.535cm" svg:x="6.057cm" svg:y="53.385cm" draw:corner-radius="0.194cm">
          <text:p/>
        </draw:rect>
        <draw:line draw:style-name="gr8" draw:text-style-name="P8" draw:layer="layout" svg:x1="9.692cm" svg:y1="51.787cm" svg:x2="10.595cm" svg:y2="51.785cm">
          <text:p/>
        </draw:line>
        <draw:frame draw:style-name="gr13" draw:text-style-name="P9" draw:layer="layout" svg:width="0.816cm" svg:height="0.801cm" svg:x="9.638cm" svg:y="51.368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645cm" svg:y="50.984cm" draw:corner-radius="0.194cm">
          <text:p/>
        </draw:rect>
        <draw:frame draw:style-name="gr11" draw:text-style-name="P9" draw:layer="layout" svg:width="0.903cm" svg:height="0.526cm" svg:x="12.255cm" svg:y="52.659cm">
          <draw:text-box>
            <text:p><text:span text:style-name="T2">Yes</text:span></text:p>
          </draw:text-box>
        </draw:frame>
        <draw:line draw:style-name="gr8" draw:text-style-name="P8" draw:layer="layout" svg:x1="12.297cm" svg:y1="52.718cm" svg:x2="12.297cm" svg:y2="53.247cm">
          <text:p/>
        </draw:line>
        <draw:rect draw:style-name="gr71" draw:text-style-name="P46" draw:layer="layout" svg:width="3.389cm" svg:height="1.535cm" svg:x="10.647cm" svg:y="53.379cm" draw:corner-radius="0.194cm">
          <text:p/>
        </draw:rect>
        <draw:line draw:style-name="gr8" draw:text-style-name="P8" draw:layer="layout" svg:x1="14.258cm" svg:y1="51.782cm" svg:x2="15.161cm" svg:y2="51.78cm">
          <text:p/>
        </draw:line>
        <draw:rect draw:style-name="gr2" draw:text-style-name="P2" draw:layer="layout" svg:width="3.389cm" svg:height="1.535cm" svg:x="15.327cm" svg:y="50.985cm" draw:corner-radius="0.194cm">
          <text:p/>
        </draw:rect>
        <draw:frame draw:style-name="gr11" draw:text-style-name="P9" draw:layer="layout" svg:width="0.903cm" svg:height="0.526cm" svg:x="17.074cm" svg:y="52.658cm">
          <draw:text-box>
            <text:p><text:span text:style-name="T2">Yes</text:span></text:p>
          </draw:text-box>
        </draw:frame>
        <draw:line draw:style-name="gr8" draw:text-style-name="P8" draw:layer="layout" svg:x1="17.087cm" svg:y1="52.689cm" svg:x2="17.087cm" svg:y2="53.218cm">
          <text:p/>
        </draw:line>
        <draw:rect draw:style-name="gr71" draw:text-style-name="P46" draw:layer="layout" svg:width="3.389cm" svg:height="1.535cm" svg:x="15.329cm" svg:y="53.392cm" draw:corner-radius="0.194cm">
          <text:p/>
        </draw:rect>
        <draw:frame draw:style-name="gr13" draw:text-style-name="P9" draw:layer="layout" svg:width="0.816cm" svg:height="0.801cm" svg:x="14.174cm" svg:y="51.36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8.957cm" svg:y1="51.787cm" svg:x2="19.86cm" svg:y2="51.785cm">
          <text:p/>
        </draw:line>
        <draw:rect draw:style-name="gr2" draw:text-style-name="P2" draw:layer="layout" svg:width="3.389cm" svg:height="1.535cm" svg:x="19.938cm" svg:y="50.98cm" draw:corner-radius="0.194cm">
          <text:p/>
        </draw:rect>
        <draw:frame draw:style-name="gr13" draw:text-style-name="P9" draw:layer="layout" svg:width="0.816cm" svg:height="0.801cm" svg:x="18.893cm" svg:y="51.357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1.648cm" svg:y="52.675cm">
          <draw:text-box>
            <text:p><text:span text:style-name="T2">Yes</text:span></text:p>
          </draw:text-box>
        </draw:frame>
        <draw:line draw:style-name="gr8" draw:text-style-name="P8" draw:layer="layout" svg:x1="21.682cm" svg:y1="52.695cm" svg:x2="21.682cm" svg:y2="53.224cm">
          <text:p/>
        </draw:line>
        <draw:rect draw:style-name="gr71" draw:text-style-name="P46" draw:layer="layout" svg:width="3.389cm" svg:height="1.535cm" svg:x="19.943cm" svg:y="53.384cm" draw:corner-radius="0.194cm">
          <text:p/>
        </draw:rect>
        <draw:frame draw:style-name="gr47" draw:text-style-name="P9" draw:layer="layout" svg:width="0.816cm" svg:height="1.187cm" svg:x="24.589cm" svg:y="53.015cm">
          <draw:text-box>
            <text:p/>
          </draw:text-box>
        </draw:frame>
        <draw:line draw:style-name="gr8" draw:text-style-name="P8" draw:layer="layout" svg:x1="23.549cm" svg:y1="51.77cm" svg:x2="24.452cm" svg:y2="51.768cm">
          <text:p/>
        </draw:line>
        <draw:rect draw:style-name="gr2" draw:text-style-name="P2" draw:layer="layout" svg:width="3.389cm" svg:height="1.535cm" svg:x="24.53cm" svg:y="50.963cm" draw:corner-radius="0.194cm">
          <text:p/>
        </draw:rect>
        <draw:frame draw:style-name="gr13" draw:text-style-name="P9" draw:layer="layout" svg:width="0.816cm" svg:height="0.801cm" svg:x="23.485cm" svg:y="51.34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6.24cm" svg:y="52.658cm">
          <draw:text-box>
            <text:p><text:span text:style-name="T2">Yes</text:span></text:p>
          </draw:text-box>
        </draw:frame>
        <draw:line draw:style-name="gr8" draw:text-style-name="P8" draw:layer="layout" svg:x1="26.274cm" svg:y1="52.678cm" svg:x2="26.274cm" svg:y2="53.207cm">
          <text:p/>
        </draw:line>
        <draw:rect draw:style-name="gr71" draw:text-style-name="P46" draw:layer="layout" svg:width="3.389cm" svg:height="1.535cm" svg:x="24.535cm" svg:y="53.367cm" draw:corner-radius="0.194cm">
          <text:p/>
        </draw:rect>
        <draw:frame draw:style-name="gr98" draw:text-style-name="P51" draw:layer="layout" svg:width="2.773cm" svg:height="1.679cm" svg:x="15.659cm" svg:y="50.929cm">
          <draw:text-box>
            <text:p text:style-name="P36"><text:span text:style-name="T14">More ø than å</text:span></text:p>
            <text:p text:style-name="P36"><text:span text:style-name="T14">Double consonants</text:span></text:p>
            <text:p text:style-name="P36"><text:span text:style-name="T14">(like -kk, -tt, -pp)</text:span></text:p>
            <text:p text:style-name="P36"><text:span text:style-name="T14">Signs: Parkering forbudt</text:span></text:p>
            <text:p text:style-name="P36"><text:span text:style-name="T14">Fotgjengerovergang</text:span></text:p>
            <text:p text:style-name="P36"><text:span text:style-name="T14">Ingen adgang </text:span></text:p>
          </draw:text-box>
        </draw:frame>
        <draw:frame draw:style-name="gr99" draw:text-style-name="P44" draw:layer="layout" svg:width="3.046cm" svg:height="1.14cm" svg:x="16.058cm" svg:y="53.594cm">
          <draw:text-box>
            <text:p text:style-name="P43"><text:span text:style-name="T4">Norwegian</text:span></text:p>
            <text:p text:style-name="P15"><text:span text:style-name="T6">Hej verden</text:span></text:p>
          </draw:text-box>
        </draw:frame>
        <draw:frame draw:style-name="gr59" draw:text-style-name="P44" draw:layer="layout" svg:width="2.528cm" svg:height="1.595cm" svg:x="20.468cm" svg:y="53.564cm">
          <draw:text-box>
            <text:p text:style-name="P29"><text:span text:style-name="T4">Spanish</text:span></text:p>
            <text:p text:style-name="P15"><text:span text:style-name="T6">Hola Mundo</text:span></text:p>
            <text:p text:style-name="P29"><text:span text:style-name="T4"/></text:p>
          </draw:text-box>
        </draw:frame>
        <draw:frame draw:style-name="gr100" draw:text-style-name="P44" draw:layer="layout" svg:width="3.936cm" svg:height="1.716cm" svg:x="24.792cm" svg:y="51.335cm">
          <draw:text-box>
            <text:p text:style-name="P36"><text:span text:style-name="T2">You see ç, Ŀl, l·l?</text:span></text:p>
            <text:p text:style-name="P36"><text:span text:style-name="T2">-at and -isme endings?</text:span></text:p>
          </draw:text-box>
        </draw:frame>
        <draw:frame draw:style-name="gr89" draw:text-style-name="P49" draw:layer="layout" svg:width="3.138cm" svg:height="1.514cm" svg:x="25.073cm" svg:y="53.564cm">
          <draw:text-box>
            <text:p text:style-name="P43"><text:span text:style-name="T4">Catalan</text:span></text:p>
            <text:p text:style-name="P15"><text:span text:style-name="T6">Hola món</text:span></text:p>
          </draw:text-box>
        </draw:frame>
        <draw:frame draw:style-name="gr101" draw:text-style-name="P44" draw:layer="layout" svg:width="3.592cm" svg:height="2.198cm" svg:x="5.998cm" svg:y="51.04cm">
          <draw:text-box>
            <text:p text:style-name="P36"><text:span text:style-name="T2">Frequent use of Åå, Ää, Öö</text:span></text:p>
            <text:p text:style-name="P36"><text:span text:style-name="T2">Noun endings (-en, -et, -na)</text:span></text:p>
            <text:p text:style-name="P36"><text:span text:style-name="T2">Words like "och" (and),</text:span></text:p>
            <text:p text:style-name="P36"><text:span text:style-name="T2">"inte" (not), "det" (it/that)</text:span></text:p>
          </draw:text-box>
        </draw:frame>
        <draw:frame draw:style-name="gr62" draw:text-style-name="P44" draw:layer="layout" svg:width="2.489cm" svg:height="1.595cm" svg:x="6.537cm" svg:y="53.614cm">
          <draw:text-box>
            <text:p text:style-name="P15"><text:span text:style-name="T4">Swedish</text:span></text:p>
            <text:p text:style-name="P15"><text:span text:style-name="T6">Hej världen</text:span></text:p>
            <text:p text:style-name="P29"><text:span text:style-name="T4"/></text:p>
          </draw:text-box>
        </draw:frame>
        <draw:frame draw:style-name="gr102" draw:text-style-name="P44" draw:layer="layout" svg:width="3.668cm" svg:height="1.851cm" svg:x="10.577cm" svg:y="51.149cm">
          <draw:text-box>
            <text:p text:style-name="P36"><text:span text:style-name="T2">Frequent use of Ææ, Øø, Åå</text:span></text:p>
            <text:p text:style-name="P36"><text:span text:style-name="T2">Noun endings (-en, -et, -ene)</text:span></text:p>
            <text:p text:style-name="P36"><text:span text:style-name="T2">Words like "og", "ikke", "det"</text:span></text:p>
          </draw:text-box>
        </draw:frame>
        <draw:frame draw:style-name="gr103" draw:text-style-name="P50" draw:layer="layout" svg:width="3.275cm" svg:height="1.853cm" svg:x="11.245cm" svg:y="53.635cm">
          <draw:text-box>
            <text:p text:style-name="P12"><text:span text:style-name="T4">Danish</text:span></text:p>
            <text:p text:style-name="P15"><text:span text:style-name="T6">Hej verden</text:span></text:p>
          </draw:text-box>
        </draw:frame>
        <draw:frame draw:style-name="gr104" draw:text-style-name="P44" draw:layer="layout" svg:width="3.532cm" svg:height="0.799cm" svg:x="20.234cm" svg:y="51.49cm">
          <draw:text-box>
            <text:p text:style-name="P36"><text:span text:style-name="T2">Any Ñ (ñ) and ¡ with ¿?</text:span></text:p>
          </draw:text-box>
        </draw:frame>
        <draw:line draw:style-name="gr18" draw:text-style-name="P8" draw:layer="layout" svg:x1="28.035cm" svg:y1="51.746cm" svg:x2="28.962cm" svg:y2="51.743cm">
          <text:p/>
        </draw:line>
        <draw:line draw:style-name="gr18" draw:text-style-name="P8" draw:layer="layout" svg:x1="28.979cm" svg:y1="51.726cm" svg:x2="28.979cm" svg:y2="55.377cm">
          <text:p/>
        </draw:line>
        <draw:frame draw:style-name="gr13" draw:text-style-name="P9" draw:layer="layout" svg:width="0.816cm" svg:height="0.801cm" svg:x="28.857cm" svg:y="53.19cm">
          <draw:text-box>
            <text:p><text:span text:style-name="T2">No</text:span></text:p>
            <text:p><text:span text:style-name="T2"/></text:p>
          </draw:text-box>
        </draw:frame>
        <draw:line draw:style-name="gr18" draw:text-style-name="P8" draw:layer="layout" svg:x1="7.691cm" svg:y1="55.347cm" svg:x2="28.954cm" svg:y2="55.364cm">
          <text:p/>
        </draw:line>
        <draw:line draw:style-name="gr8" draw:text-style-name="P8" draw:layer="layout" svg:x1="7.71cm" svg:y1="55.365cm" svg:x2="7.706cm" svg:y2="55.641cm">
          <text:p/>
        </draw:line>
        <draw:frame draw:style-name="gr105" draw:text-style-name="P9" draw:layer="layout" svg:width="7.497cm" svg:height="17.658cm" svg:x="30.01cm" svg:y="39.027cm">
          <draw:text-box>
            <text:p><text:span text:style-name="T12">Spanish-Speaking Countries</text:span></text:p>
            <text:p><text:span text:style-name="T2">Argentina</text:span></text:p>
            <text:p><text:span text:style-name="T2">Bolivia</text:span></text:p>
            <text:p><text:span text:style-name="T2">Chile</text:span></text:p>
            <text:p><text:span text:style-name="T2">Colombia</text:span></text:p>
            <text:p><text:span text:style-name="T2">Costa Rica</text:span></text:p>
            <text:p><text:span text:style-name="T2">Cuba</text:span></text:p>
            <text:p><text:span text:style-name="T2">Dominican Republic</text:span></text:p>
            <text:p><text:span text:style-name="T2">Ecuador</text:span></text:p>
            <text:p><text:span text:style-name="T2">El Salvador</text:span></text:p>
            <text:p><text:span text:style-name="T2">Guatemala</text:span></text:p>
            <text:p><text:span text:style-name="T2">Honduras</text:span></text:p>
            <text:p><text:span text:style-name="T2">Mexico</text:span></text:p>
            <text:p><text:span text:style-name="T2">Nicaragua</text:span></text:p>
            <text:p><text:span text:style-name="T2">Panama</text:span></text:p>
            <text:p><text:span text:style-name="T2">Paraguay</text:span></text:p>
            <text:p><text:span text:style-name="T2">Peru</text:span></text:p>
            <text:p><text:span text:style-name="T2">Spain</text:span></text:p>
            <text:p><text:span text:style-name="T2">Uruguay</text:span></text:p>
            <text:p><text:span text:style-name="T2">Venezuela</text:span></text:p>
            <text:p><text:span text:style-name="T2">Puerto Rico (As the primary language, English is also official).</text:span></text:p>
            <text:p><text:span text:style-name="T2"/></text:p>
            <text:p><text:span text:style-name="T12">Portuguese-Speaking Countries</text:span></text:p>
            <text:p><text:span text:style-name="T2">Angola</text:span></text:p>
            <text:p><text:span text:style-name="T2">Brazil</text:span></text:p>
            <text:p><text:span text:style-name="T2">Cape Verde</text:span></text:p>
            <text:p><text:span text:style-name="T2">Guinea-Bissau</text:span></text:p>
            <text:p><text:span text:style-name="T2">Mozambique</text:span></text:p>
            <text:p><text:span text:style-name="T2">Portugal</text:span></text:p>
            <text:p><text:span text:style-name="T2">São Tomé and Príncipe</text:span></text:p>
            <text:p><text:span text:style-name="T2">East Timor (Timor-Leste)</text:span></text:p>
            <text:p><text:span text:style-name="T2">Macau (where Portuguese is co-official with Cantonese)</text:span></text:p>
            <text:p><text:span text:style-name="T2"/></text:p>
            <text:p text:style-name="P52"><text:span text:style-name="T12">French-Speaking Countries</text:span></text:p>
            <text:p><text:span text:style-name="T2">France</text:span></text:p>
            <text:p><text:span text:style-name="T2">Canada (alongside English, predominantly in Quebec)</text:span></text:p>
            <text:p><text:span text:style-name="T2">Belgium (alongside Dutch and German)</text:span></text:p>
            <text:p><text:span text:style-name="T2">Switzerland (alongside German, Italian, and Romansh)</text:span></text:p>
            <text:p><text:span text:style-name="T2">Luxembourg (alongside Luxembourgish and German)</text:span></text:p>
            <text:p><text:span text:style-name="T2">Monaco</text:span></text:p>
            <text:p><text:span text:style-name="T2">Benin</text:span></text:p>
            <text:p><text:span text:style-name="T2">Burkina Faso</text:span></text:p>
            <text:p><text:span text:style-name="T2">Burundi</text:span></text:p>
            <text:p><text:span text:style-name="T2">Cameroon (alongside English)</text:span></text:p>
            <text:p><text:span text:style-name="T2">Central African Republic</text:span></text:p>
            <text:p><text:span text:style-name="T2">Chad (alongside Arabic)</text:span></text:p>
            <text:p><text:span text:style-name="T2">Comoros (alongside Arabic)</text:span></text:p>
            <text:p><text:span text:style-name="T2">Côte d'Ivoire (Ivory Coast)</text:span></text:p>
            <text:p><text:span text:style-name="T2">Democratic Republic of the Congo</text:span></text:p>
            <text:p><text:span text:style-name="T2">Djibouti (alongside Arabic)</text:span></text:p>
            <text:p><text:span text:style-name="T2">Equatorial Guinea (alongside Spanish and Portuguese)</text:span></text:p>
            <text:p><text:span text:style-name="T2">Gabon</text:span></text:p>
            <text:p><text:span text:style-name="T2">Guinea</text:span></text:p>
            <text:p><text:span text:style-name="T2">Madagascar</text:span></text:p>
            <text:p><text:span text:style-name="T2">Mali</text:span></text:p>
            <text:p><text:span text:style-name="T2">Niger</text:span></text:p>
            <text:p><text:span text:style-name="T2">Republic of the Congo</text:span></text:p>
            <text:p><text:span text:style-name="T2">Rwanda (alongside Kinyarwanda, English, and Swahili)</text:span></text:p>
            <text:p><text:span text:style-name="T2">Senegal</text:span></text:p>
            <text:p><text:span text:style-name="T2">Seychelles (alongside English and Seychellois Creole)</text:span></text:p>
            <text:p><text:span text:style-name="T2">Togo</text:span></text:p>
            <text:p><text:span text:style-name="T2">Haiti</text:span></text:p>
          </draw:text-box>
        </draw:frame>
        <draw:rect draw:style-name="gr2" draw:text-style-name="P2" draw:layer="layout" svg:width="3.389cm" svg:height="1.535cm" svg:x="6.077cm" svg:y="55.697cm" draw:corner-radius="0.194cm">
          <text:p/>
        </draw:rect>
        <draw:frame draw:style-name="gr11" draw:text-style-name="P9" draw:layer="layout" svg:width="0.903cm" svg:height="0.526cm" svg:x="7.676cm" svg:y="57.364cm">
          <draw:text-box>
            <text:p><text:span text:style-name="T2">Yes</text:span></text:p>
          </draw:text-box>
        </draw:frame>
        <draw:line draw:style-name="gr8" draw:text-style-name="P8" draw:layer="layout" svg:x1="7.661cm" svg:y1="57.398cm" svg:x2="7.661cm" svg:y2="57.927cm">
          <text:p/>
        </draw:line>
        <draw:rect draw:style-name="gr71" draw:text-style-name="P46" draw:layer="layout" svg:width="3.389cm" svg:height="1.535cm" svg:x="6.077cm" svg:y="58.093cm" draw:corner-radius="0.194cm">
          <text:p/>
        </draw:rect>
        <draw:line draw:style-name="gr8" draw:text-style-name="P8" draw:layer="layout" svg:x1="9.712cm" svg:y1="56.495cm" svg:x2="10.615cm" svg:y2="56.493cm">
          <text:p/>
        </draw:line>
        <draw:frame draw:style-name="gr13" draw:text-style-name="P9" draw:layer="layout" svg:width="0.816cm" svg:height="0.801cm" svg:x="9.658cm" svg:y="56.076cm">
          <draw:text-box>
            <text:p><text:span text:style-name="T2">No</text:span></text:p>
            <text:p><text:span text:style-name="T2"/></text:p>
          </draw:text-box>
        </draw:frame>
        <draw:rect draw:style-name="gr2" draw:text-style-name="P2" draw:layer="layout" svg:width="3.389cm" svg:height="1.535cm" svg:x="10.665cm" svg:y="55.692cm" draw:corner-radius="0.194cm">
          <text:p/>
        </draw:rect>
        <draw:frame draw:style-name="gr11" draw:text-style-name="P9" draw:layer="layout" svg:width="0.903cm" svg:height="0.526cm" svg:x="12.275cm" svg:y="57.367cm">
          <draw:text-box>
            <text:p><text:span text:style-name="T2">Yes</text:span></text:p>
          </draw:text-box>
        </draw:frame>
        <draw:line draw:style-name="gr8" draw:text-style-name="P8" draw:layer="layout" svg:x1="12.317cm" svg:y1="57.426cm" svg:x2="12.317cm" svg:y2="57.955cm">
          <text:p/>
        </draw:line>
        <draw:rect draw:style-name="gr71" draw:text-style-name="P46" draw:layer="layout" svg:width="3.389cm" svg:height="1.535cm" svg:x="10.667cm" svg:y="58.087cm" draw:corner-radius="0.194cm">
          <text:p/>
        </draw:rect>
        <draw:line draw:style-name="gr8" draw:text-style-name="P8" draw:layer="layout" svg:x1="14.278cm" svg:y1="56.49cm" svg:x2="15.181cm" svg:y2="56.488cm">
          <text:p/>
        </draw:line>
        <draw:rect draw:style-name="gr2" draw:text-style-name="P2" draw:layer="layout" svg:width="3.389cm" svg:height="1.535cm" svg:x="15.347cm" svg:y="55.693cm" draw:corner-radius="0.194cm">
          <text:p/>
        </draw:rect>
        <draw:frame draw:style-name="gr11" draw:text-style-name="P9" draw:layer="layout" svg:width="0.903cm" svg:height="0.526cm" svg:x="17.094cm" svg:y="57.366cm">
          <draw:text-box>
            <text:p><text:span text:style-name="T2">Yes</text:span></text:p>
          </draw:text-box>
        </draw:frame>
        <draw:line draw:style-name="gr8" draw:text-style-name="P8" draw:layer="layout" svg:x1="17.107cm" svg:y1="57.397cm" svg:x2="17.107cm" svg:y2="57.926cm">
          <text:p/>
        </draw:line>
        <draw:rect draw:style-name="gr71" draw:text-style-name="P46" draw:layer="layout" svg:width="3.389cm" svg:height="1.535cm" svg:x="15.349cm" svg:y="58.1cm" draw:corner-radius="0.194cm">
          <text:p/>
        </draw:rect>
        <draw:frame draw:style-name="gr13" draw:text-style-name="P9" draw:layer="layout" svg:width="0.816cm" svg:height="0.801cm" svg:x="14.194cm" svg:y="56.068cm">
          <draw:text-box>
            <text:p><text:span text:style-name="T2">No</text:span></text:p>
            <text:p><text:span text:style-name="T2"/></text:p>
          </draw:text-box>
        </draw:frame>
        <draw:line draw:style-name="gr8" draw:text-style-name="P8" draw:layer="layout" svg:x1="18.977cm" svg:y1="56.495cm" svg:x2="19.88cm" svg:y2="56.493cm">
          <text:p/>
        </draw:line>
        <draw:rect draw:style-name="gr2" draw:text-style-name="P2" draw:layer="layout" svg:width="3.389cm" svg:height="1.535cm" svg:x="19.958cm" svg:y="55.688cm" draw:corner-radius="0.194cm">
          <text:p/>
        </draw:rect>
        <draw:frame draw:style-name="gr13" draw:text-style-name="P9" draw:layer="layout" svg:width="0.816cm" svg:height="0.801cm" svg:x="18.913cm" svg:y="56.065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1.668cm" svg:y="57.383cm">
          <draw:text-box>
            <text:p><text:span text:style-name="T2">Yes</text:span></text:p>
          </draw:text-box>
        </draw:frame>
        <draw:line draw:style-name="gr8" draw:text-style-name="P8" draw:layer="layout" svg:x1="21.702cm" svg:y1="57.403cm" svg:x2="21.702cm" svg:y2="57.932cm">
          <text:p/>
        </draw:line>
        <draw:rect draw:style-name="gr71" draw:text-style-name="P46" draw:layer="layout" svg:width="3.389cm" svg:height="1.535cm" svg:x="19.963cm" svg:y="58.092cm" draw:corner-radius="0.194cm">
          <text:p/>
        </draw:rect>
        <draw:frame draw:style-name="gr47" draw:text-style-name="P9" draw:layer="layout" svg:width="0.816cm" svg:height="1.187cm" svg:x="24.609cm" svg:y="57.723cm">
          <draw:text-box>
            <text:p/>
          </draw:text-box>
        </draw:frame>
        <draw:line draw:style-name="gr8" draw:text-style-name="P8" draw:layer="layout" svg:x1="23.569cm" svg:y1="56.478cm" svg:x2="24.472cm" svg:y2="56.476cm">
          <text:p/>
        </draw:line>
        <draw:rect draw:style-name="gr2" draw:text-style-name="P2" draw:layer="layout" svg:width="3.389cm" svg:height="1.535cm" svg:x="24.55cm" svg:y="55.671cm" draw:corner-radius="0.194cm">
          <text:p/>
        </draw:rect>
        <draw:frame draw:style-name="gr13" draw:text-style-name="P9" draw:layer="layout" svg:width="0.816cm" svg:height="0.801cm" svg:x="23.505cm" svg:y="56.048cm">
          <draw:text-box>
            <text:p><text:span text:style-name="T2">No</text:span></text:p>
            <text:p><text:span text:style-name="T2"/></text:p>
          </draw:text-box>
        </draw:frame>
        <draw:frame draw:style-name="gr11" draw:text-style-name="P9" draw:layer="layout" svg:width="0.903cm" svg:height="0.526cm" svg:x="26.26cm" svg:y="57.366cm">
          <draw:text-box>
            <text:p><text:span text:style-name="T2">Yes</text:span></text:p>
          </draw:text-box>
        </draw:frame>
        <draw:line draw:style-name="gr8" draw:text-style-name="P8" draw:layer="layout" svg:x1="26.294cm" svg:y1="57.386cm" svg:x2="26.294cm" svg:y2="57.915cm">
          <text:p/>
        </draw:line>
        <draw:rect draw:style-name="gr71" draw:text-style-name="P46" draw:layer="layout" svg:width="3.389cm" svg:height="1.535cm" svg:x="24.555cm" svg:y="58.075cm" draw:corner-radius="0.194cm">
          <text:p/>
        </draw:rect>
        <draw:frame draw:style-name="gr106" draw:text-style-name="P51" draw:layer="layout" svg:width="3.749cm" svg:height="2.155cm" svg:x="15.219cm" svg:y="55.725cm">
          <draw:text-box>
            <text:p text:style-name="P36"><text:span text:style-name="T14">Accented vowels: á, é, í, ó, ú</text:span></text:p>
            <text:p text:style-name="P36"><text:span text:style-name="T14">Capitalization: mB, dT, gC</text:span></text:p>
            <text:p text:style-name="P36"><text:span text:style-name="T14">in place names</text:span></text:p>
            <text:p text:style-name="P36"><text:span text:style-name="T14">Common endings: -acht, -eoir, -áin</text:span></text:p>
            <text:p text:style-name="P36"><text:span text:style-name="T14">No letters j, k, q, v, w, x, y, z</text:span></text:p>
          </draw:text-box>
        </draw:frame>
        <draw:frame draw:style-name="gr107" draw:text-style-name="P44" draw:layer="layout" svg:width="3.276cm" svg:height="1.14cm" svg:x="15.415cm" svg:y="58.302cm">
          <draw:text-box>
            <text:p text:style-name="P43"><text:span text:style-name="T4">Irish</text:span></text:p>
            <text:p text:style-name="P15"><text:span text:style-name="T6">Haigh a dhomhan</text:span></text:p>
          </draw:text-box>
        </draw:frame>
        <draw:frame draw:style-name="gr81" draw:text-style-name="P44" draw:layer="layout" svg:width="2.553cm" svg:height="1.595cm" svg:x="20.488cm" svg:y="58.272cm">
          <draw:text-box>
            <text:p text:style-name="P29"><text:span text:style-name="T4">Italian</text:span></text:p>
            <text:p text:style-name="P15"><text:span text:style-name="T6">Salve Mondo</text:span></text:p>
            <text:p text:style-name="P29"><text:span text:style-name="T4"/></text:p>
          </draw:text-box>
        </draw:frame>
        <draw:frame draw:style-name="gr108" draw:text-style-name="P44" draw:layer="layout" svg:width="3.936cm" svg:height="2.003cm" svg:x="24.812cm" svg:y="55.756cm">
          <draw:text-box>
            <text:p text:style-name="P36"><text:span text:style-name="T2">"IJ" letter combination </text:span></text:p>
            <text:p text:style-name="P36"><text:span text:style-name="T2">Common "sch" in words</text:span></text:p>
            <text:p text:style-name="P36"><text:span text:style-name="T2">Frequent "-en" endings </text:span></text:p>
            <text:p text:style-name="P36"><text:span text:style-name="T2">Diminutive "-je" suffix</text:span></text:p>
          </draw:text-box>
        </draw:frame>
        <draw:frame draw:style-name="gr89" draw:text-style-name="P49" draw:layer="layout" svg:width="3.138cm" svg:height="1.514cm" svg:x="25.093cm" svg:y="58.272cm">
          <draw:text-box>
            <text:p text:style-name="P43"><text:span text:style-name="T4">Dutch</text:span></text:p>
            <text:p text:style-name="P15"><text:span text:style-name="T6">Hallo Wereld</text:span></text:p>
          </draw:text-box>
        </draw:frame>
        <draw:frame draw:style-name="gr101" draw:text-style-name="P51" draw:layer="layout" svg:width="3.592cm" svg:height="2.198cm" svg:x="6.019cm" svg:y="55.682cm">
          <draw:text-box>
            <text:p text:style-name="P36"><text:span text:style-name="T14">Lots of diacritics:</text:span></text:p>
            <text:p text:style-name="P36"><text:span text:style-name="T14">é, à, è, ù, ç, â, ê,</text:span></text:p>
            <text:p text:style-name="P36"><text:span text:style-name="T14">î, ô, û, ë, ï, ü</text:span></text:p>
            <text:p text:style-name="P36"><text:span text:style-name="T14">Nouns end in -eau, -e, or -tion</text:span></text:p>
            <text:p text:style-name="P36"><text:span text:style-name="T14">"au" and "aux/eux" everywhere</text:span></text:p>
          </draw:text-box>
        </draw:frame>
        <draw:frame draw:style-name="gr109" draw:text-style-name="P44" draw:layer="layout" svg:width="3.256cm" svg:height="1.595cm" svg:x="6.204cm" svg:y="58.356cm">
          <draw:text-box>
            <text:p text:style-name="P15"><text:span text:style-name="T4">French</text:span></text:p>
            <text:p text:style-name="P15"><text:span text:style-name="T6">Bonjour le Monde</text:span></text:p>
            <text:p text:style-name="P29"><text:span text:style-name="T4"/></text:p>
          </draw:text-box>
        </draw:frame>
        <draw:frame draw:style-name="gr110" draw:text-style-name="P44" draw:layer="layout" svg:width="4.605cm" svg:height="1.851cm" svg:x="10.553cm" svg:y="55.659cm">
          <draw:text-box>
            <text:p text:style-name="P36"><text:span text:style-name="T2">Uses ë as a central vowel</text:span></text:p>
            <text:p text:style-name="P36"><text:span text:style-name="T2">Endings like -a, -i, -u, -e, and -ë</text:span></text:p>
            <text:p text:style-name="P36"><text:span text:style-name="T2">Digraphs: "sh", "dh", "ll", "nj", "rr", "zh"</text:span></text:p>
          </draw:text-box>
        </draw:frame>
        <draw:frame draw:style-name="gr111" draw:text-style-name="P50" draw:layer="layout" svg:width="3.275cm" svg:height="1.853cm" svg:x="11.078cm" svg:y="58.166cm">
          <draw:text-box>
            <text:p text:style-name="P12"><text:span text:style-name="T4">Albanian</text:span></text:p>
            <text:p text:style-name="P15"><text:span text:style-name="T6">Përshëndetje Botë</text:span></text:p>
          </draw:text-box>
        </draw:frame>
        <draw:frame draw:style-name="gr112" draw:text-style-name="P51" draw:layer="layout" svg:width="3.532cm" svg:height="2.212cm" svg:x="19.946cm" svg:y="55.639cm">
          <draw:text-box>
            <text:p text:style-name="P36"><text:span text:style-name="T14">Words ending in vowels</text:span></text:p>
            <text:p text:style-name="P36"><text:span text:style-name="T14">Lots of double consonants</text:span></text:p>
            <text:p text:style-name="P36"><text:span text:style-name="T14">Frequent "gli" and "gn"</text:span></text:p>
            <text:p text:style-name="P36"><text:span text:style-name="T14">Accented letters at the end of words (á, è, ò) but no ç, ñ, or å.</text:span></text:p>
            <text:p text:style-name="P36"><text:span text:style-name="T14"/></text:p>
          </draw:text-box>
        </draw:frame>
        <draw:frame draw:style-name="gr78" draw:text-style-name="P44" draw:layer="layout" svg:width="3.366cm" svg:height="1.076cm" svg:x="6.025cm" svg:y="27.37cm">
          <draw:text-box>
            <text:p text:style-name="P36"><text:span text:style-name="T2">Non Slavic Cyrillic?</text:span></text:p>
            <text:p text:style-name="P36"><text:span text:style-name="T2">Ҷ, Ӯ, Қ, Ғ</text:span></text:p>
            <text:p text:style-name="P36"><text:span text:style-name="T2">No Ё, Ы, Э like in Russian</text:span></text:p>
          </draw:text-box>
        </draw:frame>
        <draw:frame draw:style-name="gr79" draw:text-style-name="P44" draw:layer="layout" svg:width="2.749cm" svg:height="1.314cm" svg:x="6.337cm" svg:y="29.861cm">
          <draw:text-box>
            <text:p text:style-name="P43"><text:span text:style-name="T4">Tajik</text:span></text:p>
            <text:p text:style-name="P43"><text:span text:style-name="T6">Салом Ҷаҳон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3" draw:display-name="Gradient 13" draw:style="linear" draw:start-color="#2a6099" draw:end-color="#dee6ef" draw:start-intensity="100%" draw:end-intensity="100%" draw:angle="180deg" draw:border="0%">
      <loext:gradient-stop svg:offset="0" loext:color-type="rgb" loext:color-value="#2a6099"/>
      <loext:gradient-stop svg:offset="1" loext:color-type="rgb" loext:color-value="#dee6ef"/>
    </draw:gradient>
    <draw:gradient draw:name="Gradient_20_15" draw:display-name="Gradient 15" draw:style="linear" draw:start-color="#ff860d" draw:end-color="#dee6ef" draw:start-intensity="100%" draw:end-intensity="100%" draw:angle="180deg" draw:border="0%">
      <loext:gradient-stop svg:offset="0" loext:color-type="rgb" loext:color-value="#ff860d"/>
      <loext:gradient-stop svg:offset="1" loext:color-type="rgb" loext:color-value="#dee6ef"/>
    </draw:gradient>
    <draw:gradient draw:name="Gradient_20_16" draw:display-name="Gradient 16" draw:style="linear" draw:start-color="#afd095" draw:end-color="#dee6ef" draw:start-intensity="100%" draw:end-intensity="100%" draw:angle="180deg" draw:border="0%">
      <loext:gradient-stop svg:offset="0" loext:color-type="rgb" loext:color-value="#afd095"/>
      <loext:gradient-stop svg:offset="1" loext:color-type="rgb" loext:color-value="#dee6ef"/>
    </draw:gradient>
    <draw:gradient draw:name="Gradient_20_17" draw:display-name="Gradient 17" draw:style="linear" draw:start-color="#ec9ba4" draw:end-color="#dee6ef" draw:start-intensity="100%" draw:end-intensity="100%" draw:angle="180deg" draw:border="0%">
      <loext:gradient-stop svg:offset="0" loext:color-type="rgb" loext:color-value="#ec9ba4"/>
      <loext:gradient-stop svg:offset="1" loext:color-type="rgb" loext:color-value="#dee6ef"/>
    </draw:gradient>
    <draw:gradient draw:name="Gradient_20_18" draw:display-name="Gradient 18" draw:style="linear" draw:start-color="#ffbf00" draw:end-color="#dee6ef" draw:start-intensity="100%" draw:end-intensity="100%" draw:angle="180deg" draw:border="0%">
      <loext:gradient-stop svg:offset="0" loext:color-type="rgb" loext:color-value="#ffbf00"/>
      <loext:gradient-stop svg:offset="1" loext:color-type="rgb" loext:color-value="#dee6e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20 13" svg:d="M0 13l10-13 10 13z"/>
    <draw:marker draw:name="Concave_20_short" draw:display-name="Concave short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Concave_20_short" draw:stroke-linejoin="miter" draw:fill="none" draw:shadow="visible" draw:shadow-offset-x="0.01cm" draw:shadow-offset-y="0.01cm" loext:shadow-blur="0.03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7T18:08:35.341000000</meta:creation-date>
    <dc:date>2025-02-02T01:48:37.082000000</dc:date>
    <meta:editing-duration>P4DT16H42M5S</meta:editing-duration>
    <meta:editing-cycles>207</meta:editing-cycles>
    <meta:generator>LibreOffice/24.8.4.2$Windows_X86_64 LibreOffice_project/bb3cfa12c7b1bf994ecc5649a80400d06cd71002</meta:generator>
    <meta:print-date>2025-01-29T19:25:56.605000000</meta:print-date>
    <meta:printed-by>PDF files</meta:printed-by>
    <dc:title>language-detector by xl-tech</dc:title>
    <meta:document-statistic meta:object-count="512"/>
  </office:meta>
</office:document-meta>
</file>